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svg:font-family="Courier"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17.59cm" style:rel-width="100%" table:align="left"/>
    </style:style>
    <style:style style:name="Table1.A" style:family="table-column">
      <style:table-column-properties style:column-width="10.176cm" style:rel-column-width="37911*"/>
    </style:style>
    <style:style style:name="Table1.B" style:family="table-column">
      <style:table-column-properties style:column-width="7.414cm" style:rel-column-width="27623*"/>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3.969cm"/>
    </style:style>
    <style:style style:name="Table2.B" style:family="table-column">
      <style:table-column-properties style:column-width="13.621cm"/>
    </style:style>
    <style:style style:name="Table2.A1" style:family="table-cell">
      <style:table-cell-properties fo:padding="0cm" fo:border="none"/>
    </style:style>
    <style:style style:name="Table2.B1" style:family="table-cell">
      <style:table-cell-properties fo:padding="0.049cm" fo:border="none"/>
    </style:style>
    <style:style style:name="P1" style:family="paragraph" style:parent-style-name="List_20_Heading">
      <style:paragraph-properties fo:margin-left="0cm" fo:margin-right="0cm" fo:margin-top="0cm" fo:margin-bottom="0.499cm" style:contextual-spacing="false" fo:orphans="2" fo:widows="2" fo:text-indent="0cm" style:auto-text-indent="false"/>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officeooo:paragraph-rsid="004aae3a"/>
    </style:style>
    <style:style style:name="P4" style:family="paragraph" style:parent-style-name="Text_20_body">
      <style:paragraph-properties fo:margin-left="0cm" fo:margin-right="0cm" fo:orphans="2" fo:widows="2" fo:text-indent="0cm" style:auto-text-indent="false"/>
      <style:text-properties officeooo:paragraph-rsid="004bfca7"/>
    </style:style>
    <style:style style:name="P5" style:family="paragraph" style:parent-style-name="Text_20_body">
      <style:paragraph-properties fo:margin-left="0cm" fo:margin-right="0cm" fo:orphans="2" fo:widows="2" fo:text-indent="0cm" style:auto-text-indent="false"/>
      <style:text-properties officeooo:paragraph-rsid="00502d67"/>
    </style:style>
    <style:style style:name="P6" style:family="paragraph" style:parent-style-name="Text_20_body">
      <style:paragraph-properties fo:margin-left="0cm" fo:margin-right="0cm" fo:orphans="2" fo:widows="2" fo:text-indent="0cm" style:auto-text-indent="false"/>
      <style:text-properties officeooo:paragraph-rsid="006f593a"/>
    </style:style>
    <style:style style:name="P7" style:family="paragraph" style:parent-style-name="List_20_Heading">
      <style:paragraph-properties fo:margin-top="0cm" fo:margin-bottom="0.499cm" style:contextual-spacing="false" fo:orphans="2" fo:widows="2"/>
    </style:style>
    <style:style style:name="P8" style:family="paragraph" style:parent-style-name="List_20_Contents" style:master-page-name="">
      <loext:graphic-properties draw:fill="none"/>
      <style:paragraph-properties fo:margin-left="0.953cm" fo:margin-right="0cm" fo:margin-top="0cm" fo:margin-bottom="0.499cm" style:contextual-spacing="false" fo:orphans="2" fo:widows="2" fo:text-indent="0cm" style:auto-text-indent="false" style:page-number="auto" fo:background-color="transparent"/>
      <style:text-properties officeooo:paragraph-rsid="002a4731"/>
    </style:style>
    <style:style style:name="P9" style:family="paragraph" style:parent-style-name="Text_20_body">
      <style:paragraph-properties fo:margin-left="0cm" fo:margin-right="0cm" fo:text-align="justify" style:justify-single-word="false" fo:orphans="2" fo:widows="2" fo:text-indent="0cm" style:auto-text-indent="false"/>
      <style:text-properties officeooo:paragraph-rsid="003029fe"/>
    </style:style>
    <style:style style:name="P10" style:family="paragraph" style:parent-style-name="Text_20_body">
      <style:paragraph-properties fo:margin-left="0cm" fo:margin-right="0cm" fo:text-align="justify" style:justify-single-word="false" fo:orphans="2" fo:widows="2" fo:text-indent="0cm" style:auto-text-indent="false"/>
      <style:text-properties officeooo:paragraph-rsid="0033f9a4"/>
    </style:style>
    <style:style style:name="P11" style:family="paragraph" style:parent-style-name="Text_20_body">
      <style:paragraph-properties fo:margin-left="0cm" fo:margin-right="0cm" fo:text-align="justify" style:justify-single-word="false" fo:orphans="2" fo:widows="2" fo:text-indent="0cm" style:auto-text-indent="false"/>
      <style:text-properties officeooo:paragraph-rsid="0029c9d2"/>
    </style:style>
    <style:style style:name="P12" style:family="paragraph" style:parent-style-name="Text_20_body">
      <style:paragraph-properties fo:margin-left="0cm" fo:margin-right="0cm" fo:text-align="justify" style:justify-single-word="false" fo:orphans="2" fo:widows="2" fo:text-indent="0cm" style:auto-text-indent="false"/>
      <style:text-properties officeooo:paragraph-rsid="00372372"/>
    </style:style>
    <style:style style:name="P13" style:family="paragraph" style:parent-style-name="Text_20_body">
      <style:paragraph-properties fo:margin-left="0cm" fo:margin-right="0cm" fo:text-align="justify" style:justify-single-word="false" fo:orphans="2" fo:widows="2" fo:text-indent="0cm" style:auto-text-indent="false"/>
      <style:text-properties officeooo:paragraph-rsid="0045b247"/>
    </style:style>
    <style:style style:name="P14" style:family="paragraph" style:parent-style-name="Text_20_body">
      <style:paragraph-properties fo:margin-left="0cm" fo:margin-right="0cm" fo:text-align="justify" style:justify-single-word="false" fo:orphans="2" fo:widows="2" fo:text-indent="0cm" style:auto-text-indent="false"/>
      <style:text-properties officeooo:paragraph-rsid="00477aa5"/>
    </style:style>
    <style:style style:name="P15" style:family="paragraph" style:parent-style-name="Text_20_body">
      <style:paragraph-properties fo:margin-left="0cm" fo:margin-right="0cm" fo:text-align="justify" style:justify-single-word="false" fo:orphans="2" fo:widows="2" fo:text-indent="0cm" style:auto-text-indent="false"/>
      <style:text-properties officeooo:paragraph-rsid="004aae3a"/>
    </style:style>
    <style:style style:name="P16" style:family="paragraph" style:parent-style-name="Text_20_body">
      <style:paragraph-properties fo:margin-left="0cm" fo:margin-right="0cm" fo:text-align="justify" style:justify-single-word="false" fo:orphans="2" fo:widows="2" fo:text-indent="0cm" style:auto-text-indent="false"/>
      <style:text-properties officeooo:paragraph-rsid="00502d67"/>
    </style:style>
    <style:style style:name="P17" style:family="paragraph" style:parent-style-name="Text_20_body">
      <style:paragraph-properties fo:margin-left="0cm" fo:margin-right="0cm" fo:text-align="justify" style:justify-single-word="false" fo:orphans="2" fo:widows="2" fo:text-indent="0cm" style:auto-text-indent="false"/>
      <style:text-properties officeooo:paragraph-rsid="004bfca7"/>
    </style:style>
    <style:style style:name="P18" style:family="paragraph" style:parent-style-name="Text_20_body">
      <style:paragraph-properties fo:margin-left="0cm" fo:margin-right="0cm" fo:text-align="justify" style:justify-single-word="false" fo:orphans="2" fo:widows="2" fo:text-indent="0cm" style:auto-text-indent="false"/>
      <style:text-properties officeooo:paragraph-rsid="004d2ff5"/>
    </style:style>
    <style:style style:name="P19" style:family="paragraph" style:parent-style-name="Text_20_body">
      <style:paragraph-properties fo:margin-left="0cm" fo:margin-right="0cm" fo:text-align="justify" style:justify-single-word="false" fo:orphans="2" fo:widows="2" fo:text-indent="0cm" style:auto-text-indent="false"/>
      <style:text-properties officeooo:paragraph-rsid="0073b247"/>
    </style:style>
    <style:style style:name="P20" style:family="paragraph" style:parent-style-name="Text_20_body">
      <style:paragraph-properties fo:margin-left="0cm" fo:margin-right="0cm" fo:text-align="justify" style:justify-single-word="false" fo:orphans="2" fo:widows="2" fo:text-indent="0cm" style:auto-text-indent="false"/>
      <style:text-properties officeooo:rsid="00502d67" officeooo:paragraph-rsid="00502d67"/>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size="11pt" fo:language="es" fo:country="ES" officeooo:paragraph-rsid="00120be6" style:font-size-asian="11pt" style:font-size-complex="11pt"/>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size="11pt" fo:language="es" fo:country="ES" officeooo:paragraph-rsid="0021318a" style:font-size-asian="11pt" style:font-size-complex="11pt"/>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size="11pt" fo:language="es" fo:country="ES" officeooo:paragraph-rsid="004d2ff5" style:font-size-asian="11pt" style:font-size-complex="11pt"/>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size="11pt" fo:language="es" fo:country="ES" officeooo:paragraph-rsid="0073b247" style:font-size-asian="11pt" style:font-size-complex="11pt"/>
    </style:style>
    <style:style style:name="P25" style:family="paragraph" style:parent-style-name="List_20_Contents" style:master-page-name="">
      <loext:graphic-properties draw:fill="none"/>
      <style:paragraph-properties fo:margin-left="1.27cm" fo:margin-right="0cm" fo:margin-top="0cm" fo:margin-bottom="0.499cm" style:contextual-spacing="false" fo:text-align="justify" style:justify-single-word="false" fo:orphans="2" fo:widows="2" fo:text-indent="0cm" style:auto-text-indent="false" style:page-number="auto" fo:background-color="transparent"/>
      <style:text-properties fo:font-size="11pt" fo:language="es" fo:country="ES" officeooo:paragraph-rsid="0011ef0d" style:font-size-asian="11pt" style:font-size-complex="11pt"/>
    </style:style>
    <style:style style:name="P26" style:family="paragraph" style:parent-style-name="Table_20_Contents">
      <style:paragraph-properties fo:margin-top="0cm" fo:margin-bottom="0.12cm" style:contextual-spacing="false" fo:text-align="justify" style:justify-single-word="false"/>
      <style:text-properties fo:font-size="11pt" fo:language="es" fo:country="ES" officeooo:paragraph-rsid="000f2196" style:font-size-asian="11pt" style:font-size-complex="11pt"/>
    </style:style>
    <style:style style:name="P27" style:family="paragraph" style:parent-style-name="List_20_Contents">
      <style:paragraph-properties fo:margin-top="0cm" fo:margin-bottom="0.499cm" style:contextual-spacing="false" fo:orphans="2" fo:widows="2"/>
      <style:text-properties fo:font-size="11pt" fo:language="es" fo:country="ES" style:font-size-asian="11pt" style:font-size-complex="11pt"/>
    </style:style>
    <style:style style:name="P28" style:family="paragraph" style:parent-style-name="List_20_Contents">
      <style:paragraph-properties fo:margin-top="0cm" fo:margin-bottom="0.499cm" style:contextual-spacing="false" fo:orphans="2" fo:widows="2"/>
      <style:text-properties fo:font-size="11pt" fo:language="es" fo:country="ES" officeooo:paragraph-rsid="002ed640" style:font-size-asian="11pt" style:font-size-complex="11pt"/>
    </style:style>
    <style:style style:name="P29" style:family="paragraph" style:parent-style-name="Preformatted_20_Text">
      <style:paragraph-properties fo:orphans="2" fo:widows="2"/>
      <style:text-properties fo:font-size="11pt" fo:language="es" fo:country="ES" style:font-size-asian="11pt" style:font-size-complex="11pt"/>
    </style:style>
    <style:style style:name="P30" style:family="paragraph" style:parent-style-name="Table_20_Contents">
      <style:paragraph-properties fo:margin-top="0cm" fo:margin-bottom="0.12cm" style:contextual-spacing="false"/>
      <style:text-properties fo:font-size="11pt" fo:language="es" fo:country="ES" officeooo:paragraph-rsid="000d2128" style:font-size-asian="11pt" style:font-size-complex="11pt"/>
    </style:style>
    <style:style style:name="P31" style:family="paragraph" style:parent-style-name="Table_20_Contents">
      <style:paragraph-properties fo:margin-top="0cm" fo:margin-bottom="0.12cm" style:contextual-spacing="false"/>
      <style:text-properties fo:font-size="11pt" fo:language="es" fo:country="ES" officeooo:paragraph-rsid="0011939f" style:font-size-asian="11pt" style:font-size-complex="11pt"/>
    </style:style>
    <style:style style:name="P32" style:family="paragraph" style:parent-style-name="Text_20_body">
      <style:paragraph-properties fo:margin-left="0cm" fo:margin-right="0cm" fo:orphans="2" fo:widows="2" fo:text-indent="0cm" style:auto-text-indent="false"/>
      <style:text-properties fo:font-variant="normal" fo:text-transform="none" fo:color="#595959" loext:opacity="100%" style:font-name="sans-serif" fo:font-size="12pt" fo:letter-spacing="normal" fo:language="es" fo:country="ES" fo:font-style="normal" fo:font-weight="normal" officeooo:rsid="001f6ede" officeooo:paragraph-rsid="001f6ede"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595959" loext:opacity="100%" style:font-name="sans-serif" fo:font-size="12pt" fo:letter-spacing="normal" fo:language="es" fo:country="ES" fo:font-style="normal" fo:font-weight="normal" officeooo:rsid="0021318a" officeooo:paragraph-rsid="0021318a" style:font-size-asian="12pt" style:font-size-complex="12pt"/>
    </style:style>
    <style:style style:name="P34"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font-size="12pt" fo:letter-spacing="normal" fo:language="es" fo:country="ES" fo:font-style="normal" fo:font-weight="normal" style:font-size-asian="12pt" style:font-size-complex="12pt"/>
    </style:style>
    <style:style style:name="P35"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font-size="12pt" fo:letter-spacing="normal" fo:language="es" fo:country="ES" fo:font-style="normal" fo:font-weight="normal" officeooo:rsid="00502d67" officeooo:paragraph-rsid="00502d67"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595959" loext:opacity="100%" style:font-name="sans-serif" fo:font-size="11pt" fo:letter-spacing="normal" fo:language="es" fo:country="ES" fo:font-style="normal" fo:font-weight="normal" officeooo:rsid="00502d67" officeooo:paragraph-rsid="00502d67" style:font-size-asian="11pt" style:font-size-complex="11pt"/>
    </style:style>
    <style:style style:name="P37"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font-size="14pt" fo:letter-spacing="normal" fo:language="es" fo:country="ES" fo:font-style="normal" fo:font-weight="normal" officeooo:paragraph-rsid="003fb289" style:font-size-asian="14pt" style:font-size-complex="14pt"/>
    </style:style>
    <style:style style:name="P3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sans-serif" fo:font-size="11pt" fo:letter-spacing="normal" fo:language="es" fo:country="ES" fo:font-style="normal" fo:font-weight="normal" officeooo:rsid="00501b77" officeooo:paragraph-rsid="00501b77" style:font-size-asian="11pt" style:font-size-complex="11pt"/>
    </style:style>
    <style:style style:name="P39" style:family="paragraph" style:parent-style-name="List_20_Contents">
      <style:paragraph-properties fo:margin-top="0cm" fo:margin-bottom="0.499cm" style:contextual-spacing="false" fo:orphans="2" fo:widows="2"/>
      <style:text-properties fo:font-variant="normal" fo:text-transform="none" fo:color="#000000" loext:opacity="100%" style:font-name="sans-serif" fo:font-size="11pt" fo:letter-spacing="normal" fo:language="es" fo:country="ES" fo:font-style="normal" fo:font-weight="normal" style:font-size-asian="11pt" style:font-size-complex="11pt"/>
    </style:style>
    <style:style style:name="P40" style:family="paragraph" style:parent-style-name="List_20_Contents">
      <style:paragraph-properties fo:margin-top="0cm" fo:margin-bottom="0.499cm" style:contextual-spacing="false" fo:orphans="2" fo:widows="2"/>
      <style:text-properties fo:font-variant="normal" fo:text-transform="none" fo:color="#000000" loext:opacity="100%" style:font-name="sans-serif" fo:font-size="11pt" fo:letter-spacing="normal" fo:language="es" fo:country="ES" fo:font-style="normal" fo:font-weight="normal" officeooo:rsid="0011ef0d" officeooo:paragraph-rsid="0011ef0d" style:font-size-asian="11pt" style:font-size-complex="11pt"/>
    </style:style>
    <style:style style:name="P41" style:family="paragraph" style:parent-style-name="Heading_20_2">
      <style:paragraph-properties fo:margin-left="0cm" fo:margin-right="0cm" fo:orphans="2" fo:widows="2" fo:text-indent="0cm" style:auto-text-indent="false"/>
      <style:text-properties fo:font-variant="normal" fo:text-transform="none" fo:color="#000000" loext:opacity="100%" style:font-name="sans-serif" fo:font-size="23pt" fo:letter-spacing="normal" fo:language="es" fo:country="ES" fo:font-style="normal" fo:font-weight="normal" officeooo:rsid="000d2128" officeooo:paragraph-rsid="000d2128" style:font-size-asian="23pt" style:font-size-complex="23pt"/>
    </style:style>
    <style:style style:name="P42" style:family="paragraph" style:parent-style-name="Preformatted_20_Text">
      <style:paragraph-properties fo:margin-left="0cm" fo:margin-right="0cm" fo:orphans="2" fo:widows="2" fo:text-indent="0cm" style:auto-text-indent="false"/>
      <style:text-properties fo:font-variant="normal" fo:text-transform="none" fo:color="#000000" loext:opacity="100%" fo:font-size="11pt" fo:letter-spacing="normal" fo:language="es" fo:country="ES" fo:font-style="normal" fo:font-weight="normal" style:font-size-asian="11pt" style:font-size-complex="11pt"/>
    </style:style>
    <style:style style:name="P43" style:family="paragraph" style:parent-style-name="Preformatted_20_Text">
      <style:paragraph-properties fo:margin-left="0cm" fo:margin-right="0cm" fo:orphans="2" fo:widows="2" fo:text-indent="0cm" style:auto-text-indent="false"/>
      <style:text-properties fo:font-variant="normal" fo:text-transform="none" fo:color="#000000" loext:opacity="100%" fo:font-size="11pt" fo:letter-spacing="normal" fo:language="es" fo:country="ES" fo:font-style="normal" fo:font-weight="normal" officeooo:paragraph-rsid="000d2128" style:font-size-asian="11pt" style:font-size-complex="11pt"/>
    </style:style>
    <style:style style:name="P44" style:family="paragraph" style:parent-style-name="Preformatted_20_Text">
      <style:paragraph-properties fo:orphans="2" fo:widows="2"/>
      <style:text-properties fo:font-variant="normal" fo:text-transform="none" fo:color="#000000" loext:opacity="100%" fo:font-size="11pt" fo:letter-spacing="normal" fo:language="es" fo:country="ES" fo:font-style="normal" fo:font-weight="normal" officeooo:paragraph-rsid="000d2128" style:font-size-asian="11pt" style:font-size-complex="11pt"/>
    </style:style>
    <style:style style:name="P45" style:family="paragraph" style:parent-style-name="Preformatted_20_Text">
      <style:paragraph-properties fo:margin-top="0cm" fo:margin-bottom="0.499cm" style:contextual-spacing="false" fo:orphans="2" fo:widows="2"/>
      <style:text-properties fo:font-variant="normal" fo:text-transform="none" fo:color="#000000" loext:opacity="100%" fo:font-size="11pt" fo:letter-spacing="normal" fo:language="es" fo:country="ES" fo:font-style="normal" fo:font-weight="normal" style:font-size-asian="11pt" style:font-size-complex="11pt"/>
    </style:style>
    <style:style style:name="P46" style:family="paragraph" style:parent-style-name="Preformatted_20_Text">
      <style:paragraph-properties fo:margin-top="0cm" fo:margin-bottom="0.499cm" style:contextual-spacing="false" fo:orphans="2" fo:widows="2"/>
      <style:text-properties fo:font-variant="normal" fo:text-transform="none" fo:color="#000000" loext:opacity="100%" fo:font-size="11pt" fo:letter-spacing="normal" fo:language="es" fo:country="ES" fo:font-style="normal" fo:font-weight="normal" officeooo:paragraph-rsid="00520d67" style:font-size-asian="11pt" style:font-size-complex="11pt"/>
    </style:style>
    <style:style style:name="P47" style:family="paragraph" style:parent-style-name="Preformatted_20_Text">
      <style:paragraph-properties fo:orphans="2" fo:widows="2"/>
      <style:text-properties fo:font-variant="normal" fo:text-transform="none" fo:color="#000000" loext:opacity="100%" fo:font-size="11pt" fo:letter-spacing="normal" fo:language="es" fo:country="ES" fo:font-style="normal" fo:font-weight="normal" style:font-size-asian="11pt" style:font-size-complex="11pt"/>
    </style:style>
    <style:style style:name="P48" style:family="paragraph" style:parent-style-name="Preformatted_20_Text">
      <style:paragraph-properties fo:orphans="2" fo:widows="2"/>
      <style:text-properties fo:font-variant="normal" fo:text-transform="none" fo:color="#000000" loext:opacity="100%" fo:font-size="11pt" fo:letter-spacing="normal" fo:language="es" fo:country="ES" style:font-size-asian="11pt" style:font-size-complex="11pt"/>
    </style:style>
    <style:style style:name="P49" style:family="paragraph" style:parent-style-name="Text_20_body">
      <style:paragraph-properties fo:margin-left="0cm" fo:margin-right="0cm" fo:text-align="justify" style:justify-single-word="false" fo:orphans="2" fo:widows="2" fo:text-indent="0cm" style:auto-text-indent="false"/>
      <style:text-properties fo:language="es" fo:country="ES" officeooo:paragraph-rsid="004e2221"/>
    </style:style>
    <style:style style:name="P50" style:family="paragraph" style:parent-style-name="Text_20_body">
      <style:paragraph-properties fo:margin-left="0cm" fo:margin-right="0cm" fo:text-align="justify" style:justify-single-word="false" fo:orphans="2" fo:widows="2" fo:text-indent="0cm" style:auto-text-indent="false"/>
      <style:text-properties fo:language="es" fo:country="ES" officeooo:paragraph-rsid="00501b77"/>
    </style:style>
    <style:style style:name="P5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52" style:family="paragraph" style:parent-style-name="Heading_20_3">
      <style:paragraph-properties fo:margin-left="0cm" fo:margin-right="0cm" fo:orphans="2" fo:widows="2" fo:text-indent="0cm" style:auto-text-indent="false"/>
      <style:text-properties fo:font-size="14pt" fo:language="es" fo:country="ES" style:font-size-asian="14pt" style:font-size-complex="14pt"/>
    </style:style>
    <style:style style:name="P53" style:family="paragraph" style:parent-style-name="Table_20_Contents">
      <style:text-properties officeooo:paragraph-rsid="00266518"/>
    </style:style>
    <style:style style:name="P54" style:family="paragraph" style:parent-style-name="Table_20_Contents">
      <style:paragraph-properties fo:margin-top="0cm" fo:margin-bottom="0.12cm" style:contextual-spacing="false"/>
      <style:text-properties officeooo:paragraph-rsid="00266518"/>
    </style:style>
    <style:style style:name="P55" style:family="paragraph" style:parent-style-name="Table_20_Contents">
      <style:text-properties fo:color="#666666" loext:opacity="100%" style:font-name="Courier" fo:font-size="10pt" officeooo:rsid="00266518" officeooo:paragraph-rsid="00266518" style:font-name-asian="Liberation Mono" style:font-size-asian="10pt" style:font-name-complex="Liberation Mono" style:font-size-complex="10pt"/>
    </style:style>
    <style:style style:name="P56" style:family="paragraph" style:parent-style-name="Table_20_Contents">
      <style:text-properties officeooo:paragraph-rsid="0027330e"/>
    </style:style>
    <style:style style:name="P57" style:family="paragraph" style:parent-style-name="Table_20_Contents">
      <style:paragraph-properties fo:margin-top="0cm" fo:margin-bottom="0.12cm" style:contextual-spacing="false"/>
      <style:text-properties officeooo:paragraph-rsid="0027330e"/>
    </style:style>
    <style:style style:name="P58" style:family="paragraph" style:parent-style-name="Table_20_Contents">
      <style:text-properties style:font-name="sans-serif" fo:font-size="12pt" fo:language="es" fo:country="ES" style:font-size-asian="12pt" style:font-size-complex="12pt"/>
    </style:style>
    <style:style style:name="P59" style:family="paragraph" style:parent-style-name="Table_20_Contents">
      <style:paragraph-properties fo:text-align="end" style:justify-single-word="false"/>
      <style:text-properties style:font-name="sans-serif" fo:font-size="12pt" fo:language="es" fo:country="ES" officeooo:rsid="000d2128" officeooo:paragraph-rsid="000d2128" style:font-size-asian="12pt" style:font-size-complex="12pt"/>
    </style:style>
    <style:style style:name="P60" style:family="paragraph" style:parent-style-name="Table_20_Contents">
      <style:paragraph-properties fo:margin-top="0cm" fo:margin-bottom="0.12cm" style:contextual-spacing="false"/>
      <style:text-properties style:font-name="sans-serif" fo:font-size="11pt" fo:language="es" fo:country="ES" officeooo:paragraph-rsid="000d2128" style:font-size-asian="11pt" style:font-size-complex="11pt"/>
    </style:style>
    <style:style style:name="P61" style:family="paragraph" style:parent-style-name="Table_20_Contents">
      <style:paragraph-properties fo:margin-top="0cm" fo:margin-bottom="0.12cm" style:contextual-spacing="false"/>
      <style:text-properties style:font-name="sans-serif" fo:font-size="11pt" fo:language="es" fo:country="ES" officeooo:paragraph-rsid="0011939f" style:font-size-asian="11pt" style:font-size-complex="11pt"/>
    </style:style>
    <style:style style:name="P62" style:family="paragraph" style:parent-style-name="Standard">
      <style:text-properties fo:font-size="12pt" fo:language="es" fo:country="ES" style:font-size-asian="12pt" style:font-size-complex="12pt"/>
    </style:style>
    <style:style style:name="T1" style:family="text">
      <style:text-properties fo:font-style="normal" fo:font-weight="normal"/>
    </style:style>
    <style:style style:name="T2" style:family="text">
      <style:text-properties style:font-name="sans-serif" fo:font-size="11pt" fo:language="es" fo:country="ES" officeooo:rsid="000d2128" style:font-name-asian="sans-serif" style:font-size-asian="11pt" style:font-name-complex="sans-serif" style:font-size-complex="11pt"/>
    </style:style>
    <style:style style:name="T3" style:family="text">
      <style:text-properties style:font-name="sans-serif" fo:font-size="11pt" fo:language="es" fo:country="ES" officeooo:rsid="0023031d" style:font-name-asian="sans-serif" style:font-size-asian="11pt" style:font-name-complex="sans-serif" style:font-size-complex="11pt"/>
    </style:style>
    <style:style style:name="T4" style:family="text">
      <style:text-properties style:font-name="sans-serif" officeooo:rsid="003cdafb" style:font-name-asian="sans-serif" style:font-name-complex="sans-serif"/>
    </style:style>
    <style:style style:name="T5" style:family="text">
      <style:text-properties style:font-name="sans-serif" officeooo:rsid="0011939f" style:font-name-asian="sans-serif" style:font-name-complex="sans-serif"/>
    </style:style>
    <style:style style:name="T6" style:family="text">
      <style:text-properties style:font-name="sans-serif" officeooo:rsid="0023031d" style:font-name-asian="sans-serif" style:font-name-complex="sans-serif"/>
    </style:style>
    <style:style style:name="T7" style:family="text">
      <style:text-properties style:font-name="sans-serif" officeooo:rsid="000d2128" style:font-name-asian="sans-serif" style:font-name-complex="sans-serif"/>
    </style:style>
    <style:style style:name="T8" style:family="text">
      <style:text-properties style:font-name="sans-serif" officeooo:rsid="003b90e3" style:font-name-asian="sans-serif" style:font-name-complex="sans-serif"/>
    </style:style>
    <style:style style:name="T9" style:family="text">
      <style:text-properties style:font-name="sans-serif" officeooo:rsid="0027330e" style:font-name-asian="sans-serif" style:font-name-complex="sans-serif"/>
    </style:style>
    <style:style style:name="T10" style:family="text">
      <style:text-properties style:font-name="sans-serif" officeooo:rsid="00266518" style:font-name-asian="sans-serif" style:font-name-complex="sans-serif"/>
    </style:style>
    <style:style style:name="T11" style:family="text">
      <style:text-properties style:font-name="sans-serif" officeooo:rsid="000f2196" style:font-name-asian="sans-serif" style:font-name-complex="sans-serif"/>
    </style:style>
    <style:style style:name="T12" style:family="text">
      <style:text-properties fo:font-variant="normal" fo:text-transform="none" fo:color="#000000" loext:opacity="100%" style:font-name="sans-serif" fo:letter-spacing="normal" fo:font-style="normal" fo:font-weight="normal"/>
    </style:style>
    <style:style style:name="T13" style:family="text">
      <style:text-properties fo:font-variant="normal" fo:text-transform="none" fo:color="#000000" loext:opacity="100%" style:font-name="sans-serif" fo:letter-spacing="normal" fo:font-style="normal" fo:font-weight="normal" officeooo:rsid="0011ef0d"/>
    </style:style>
    <style:style style:name="T14" style:family="text">
      <style:text-properties fo:font-variant="normal" fo:text-transform="none" fo:color="#000000" loext:opacity="100%" style:font-name="sans-serif" fo:letter-spacing="normal" fo:font-style="normal" fo:font-weight="normal" officeooo:rsid="0013791b"/>
    </style:style>
    <style:style style:name="T15" style:family="text">
      <style:text-properties fo:font-variant="normal" fo:text-transform="none" fo:color="#000000" loext:opacity="100%" style:font-name="sans-serif" fo:letter-spacing="normal" fo:font-style="normal" fo:font-weight="normal" officeooo:rsid="002ed640"/>
    </style:style>
    <style:style style:name="T16" style:family="text">
      <style:text-properties fo:font-variant="normal" fo:text-transform="none" fo:color="#000000" loext:opacity="100%" style:font-name="sans-serif" fo:letter-spacing="normal" fo:font-style="normal" fo:font-weight="normal" officeooo:rsid="00502d67"/>
    </style:style>
    <style:style style:name="T17" style:family="text">
      <style:text-properties fo:font-variant="normal" fo:text-transform="none" fo:color="#000000" loext:opacity="100%" style:font-name="sans-serif" fo:letter-spacing="normal" fo:font-style="normal" fo:font-weight="normal" officeooo:rsid="004d2ff5"/>
    </style:style>
    <style:style style:name="T18" style:family="text">
      <style:text-properties fo:font-variant="normal" fo:text-transform="none" fo:color="#000000" loext:opacity="100%" style:font-name="sans-serif" fo:letter-spacing="normal" fo:font-style="normal" fo:font-weight="normal" officeooo:rsid="00501b77"/>
    </style:style>
    <style:style style:name="T19" style:family="text">
      <style:text-properties fo:font-variant="normal" fo:text-transform="none" fo:color="#000000" loext:opacity="100%" style:font-name="sans-serif" fo:letter-spacing="normal" fo:font-style="normal" fo:font-weight="normal" officeooo:rsid="0021318a"/>
    </style:style>
    <style:style style:name="T20" style:family="text">
      <style:text-properties fo:font-variant="normal" fo:text-transform="none" fo:color="#000000" loext:opacity="100%" style:font-name="sans-serif" fo:letter-spacing="normal" fo:font-style="normal" fo:font-weight="normal" officeooo:rsid="002ce601"/>
    </style:style>
    <style:style style:name="T21" style:family="text">
      <style:text-properties fo:font-variant="normal" fo:text-transform="none" fo:color="#000000" loext:opacity="100%" style:font-name="sans-serif" fo:letter-spacing="normal" fo:font-style="normal" fo:font-weight="normal" officeooo:rsid="003587f4"/>
    </style:style>
    <style:style style:name="T22" style:family="text">
      <style:text-properties fo:font-variant="normal" fo:text-transform="none" fo:color="#000000" loext:opacity="100%" style:font-name="sans-serif" fo:letter-spacing="normal" fo:font-style="normal" fo:font-weight="normal" officeooo:rsid="00120be6"/>
    </style:style>
    <style:style style:name="T23" style:family="text">
      <style:text-properties fo:font-variant="normal" fo:text-transform="none" fo:color="#000000" loext:opacity="100%" style:font-name="sans-serif" fo:letter-spacing="normal" fo:font-style="normal" fo:font-weight="normal" officeooo:rsid="0042a39e"/>
    </style:style>
    <style:style style:name="T24" style:family="text">
      <style:text-properties fo:font-variant="normal" fo:text-transform="none" fo:color="#000000" loext:opacity="100%" style:font-name="sans-serif" fo:letter-spacing="normal" fo:font-style="normal" fo:font-weight="normal" officeooo:rsid="002ca153"/>
    </style:style>
    <style:style style:name="T25" style:family="text">
      <style:text-properties fo:font-variant="normal" fo:text-transform="none" fo:color="#000000" loext:opacity="100%" style:font-name="sans-serif" fo:letter-spacing="normal" fo:font-style="normal" fo:font-weight="normal" officeooo:rsid="00446710"/>
    </style:style>
    <style:style style:name="T26" style:family="text">
      <style:text-properties fo:font-variant="normal" fo:text-transform="none" fo:color="#000000" loext:opacity="100%" style:font-name="sans-serif" fo:letter-spacing="normal" fo:font-style="normal" fo:font-weight="normal" officeooo:rsid="004317da"/>
    </style:style>
    <style:style style:name="T27" style:family="text">
      <style:text-properties fo:font-variant="normal" fo:text-transform="none" fo:color="#000000" loext:opacity="100%" style:font-name="sans-serif" fo:letter-spacing="normal" fo:font-style="normal" fo:font-weight="normal" officeooo:rsid="00137554"/>
    </style:style>
    <style:style style:name="T28" style:family="text">
      <style:text-properties fo:font-variant="normal" fo:text-transform="none" fo:color="#000000" loext:opacity="100%" style:font-name="sans-serif" fo:letter-spacing="normal" fo:font-style="normal" fo:font-weight="normal" officeooo:rsid="006b683f"/>
    </style:style>
    <style:style style:name="T29" style:family="text">
      <style:text-properties fo:font-variant="normal" fo:text-transform="none" fo:color="#000000" loext:opacity="100%" style:font-name="sans-serif" fo:letter-spacing="normal" fo:font-style="normal" fo:font-weight="normal" officeooo:rsid="006f593a"/>
    </style:style>
    <style:style style:name="T30" style:family="text">
      <style:text-properties fo:font-variant="normal" fo:text-transform="none" fo:color="#000000" loext:opacity="100%" style:font-name="sans-serif" fo:letter-spacing="normal" fo:font-style="italic" fo:font-weight="normal" officeooo:rsid="00120be6" style:font-style-asian="italic" style:font-style-complex="italic"/>
    </style:style>
    <style:style style:name="T31" style:family="text">
      <style:text-properties fo:font-variant="normal" fo:text-transform="none" fo:color="#000000" loext:opacity="100%" style:font-name="sans-serif" fo:font-size="11pt" fo:letter-spacing="normal" fo:font-style="normal" fo:font-weight="normal" officeooo:rsid="00502d67" style:font-size-asian="11pt" style:font-size-complex="11pt"/>
    </style:style>
    <style:style style:name="T32" style:family="text">
      <style:text-properties fo:font-variant="normal" fo:text-transform="none" fo:color="#000000" loext:opacity="100%" style:font-name="sans-serif" fo:font-size="11pt" fo:letter-spacing="normal" fo:font-style="normal" fo:font-weight="normal" officeooo:rsid="004e2221" style:font-size-asian="11pt" style:font-size-complex="11pt"/>
    </style:style>
    <style:style style:name="T33" style:family="text">
      <style:text-properties fo:font-variant="normal" fo:text-transform="none" fo:color="#000000" loext:opacity="100%" style:font-name="sans-serif" fo:font-size="11pt" fo:letter-spacing="normal" fo:font-style="normal" fo:font-weight="normal" officeooo:rsid="00501b77" style:font-size-asian="11pt" style:font-size-complex="11pt"/>
    </style:style>
    <style:style style:name="T34" style:family="text">
      <style:text-properties fo:font-variant="normal" fo:text-transform="none" fo:color="#000000" loext:opacity="100%" style:font-name="sans-serif" fo:font-size="11pt" fo:letter-spacing="normal" fo:font-style="normal" fo:font-weight="normal" officeooo:rsid="005a30af" style:font-size-asian="11pt" style:font-size-complex="11pt"/>
    </style:style>
    <style:style style:name="T35" style:family="text">
      <style:text-properties fo:font-variant="normal" fo:text-transform="none" fo:color="#000000" loext:opacity="100%" style:font-name="sans-serif" fo:font-size="11pt" fo:letter-spacing="normal" fo:font-style="normal" fo:font-weight="normal" officeooo:rsid="006c9a1b" style:font-size-asian="11pt" style:font-size-complex="11pt"/>
    </style:style>
    <style:style style:name="T36" style:family="text">
      <style:text-properties fo:font-variant="normal" fo:text-transform="none" fo:color="#000000" loext:opacity="100%" style:font-name="sans-serif" fo:font-size="11pt" fo:letter-spacing="normal" fo:language="es" fo:country="ES" fo:font-style="normal" fo:font-weight="normal" style:font-size-asian="11pt" style:font-size-complex="11pt"/>
    </style:style>
    <style:style style:name="T37" style:family="text">
      <style:text-properties fo:font-variant="normal" fo:text-transform="none" fo:color="#000000" loext:opacity="100%" style:font-name="sans-serif" fo:font-size="11pt" fo:letter-spacing="normal" fo:language="es" fo:country="ES" fo:font-style="normal" fo:font-weight="normal" officeooo:rsid="0064ef72" style:font-size-asian="11pt" style:font-size-complex="11pt"/>
    </style:style>
    <style:style style:name="T38" style:family="text">
      <style:text-properties fo:font-variant="normal" fo:text-transform="none" fo:color="#000000" loext:opacity="100%" style:font-name="sans-serif" fo:font-size="11pt" fo:letter-spacing="normal" fo:language="es" fo:country="ES" fo:font-style="normal" fo:font-weight="normal" officeooo:rsid="0011939f" style:font-size-asian="11pt" style:font-size-complex="11pt"/>
    </style:style>
    <style:style style:name="T39" style:family="text">
      <style:text-properties fo:font-variant="normal" fo:text-transform="none" fo:color="#000000" loext:opacity="100%" style:font-name="sans-serif" fo:font-size="11pt" fo:letter-spacing="normal" fo:language="es" fo:country="ES" fo:font-style="normal" fo:font-weight="normal" officeooo:rsid="003fb289" style:font-size-asian="11pt" style:font-size-complex="11pt"/>
    </style:style>
    <style:style style:name="T40" style:family="text">
      <style:text-properties fo:font-variant="normal" fo:text-transform="none" fo:color="#000000" loext:opacity="100%" style:font-name="sans-serif" fo:font-size="11pt" fo:letter-spacing="normal" fo:language="es" fo:country="ES" fo:font-style="normal" fo:font-weight="normal" officeooo:rsid="0011ef0d" style:font-size-asian="11pt" style:font-size-complex="11pt"/>
    </style:style>
    <style:style style:name="T41" style:family="text">
      <style:text-properties fo:font-variant="normal" fo:text-transform="none" fo:color="#000000" loext:opacity="100%" style:font-name="sans-serif" fo:font-size="11pt" fo:letter-spacing="normal" fo:language="es" fo:country="ES" fo:font-style="normal" fo:font-weight="normal" officeooo:rsid="002ce601" style:font-size-asian="11pt" style:font-size-complex="11pt"/>
    </style:style>
    <style:style style:name="T42" style:family="text">
      <style:text-properties fo:font-variant="normal" fo:text-transform="none" fo:color="#000000" loext:opacity="100%" style:font-name="sans-serif" fo:font-size="11pt" fo:letter-spacing="normal" fo:language="es" fo:country="ES" fo:font-style="normal" fo:font-weight="normal" officeooo:rsid="002a4731" style:font-size-asian="11pt" style:font-size-complex="11pt"/>
    </style:style>
    <style:style style:name="T43" style:family="text">
      <style:text-properties fo:font-variant="normal" fo:text-transform="none" fo:color="#000000" loext:opacity="100%" style:font-name="sans-serif" fo:font-size="11pt" fo:letter-spacing="normal" fo:language="es" fo:country="ES" fo:font-style="normal" fo:font-weight="normal" officeooo:rsid="002b1c1a" style:font-size-asian="11pt" style:font-size-complex="11pt"/>
    </style:style>
    <style:style style:name="T44" style:family="text">
      <style:text-properties fo:font-variant="normal" fo:text-transform="none" fo:color="#000000" loext:opacity="100%" style:font-name="sans-serif" fo:font-size="11pt" fo:letter-spacing="normal" fo:language="es" fo:country="ES" fo:font-style="normal" fo:font-weight="normal" officeooo:rsid="00417ba3" style:font-size-asian="11pt" style:font-size-complex="11pt"/>
    </style:style>
    <style:style style:name="T45" style:family="text">
      <style:text-properties fo:font-variant="normal" fo:text-transform="none" fo:color="#000000" loext:opacity="100%" style:font-name="sans-serif" fo:font-size="11pt" fo:letter-spacing="normal" fo:language="es" fo:country="ES" fo:font-style="normal" fo:font-weight="normal" officeooo:rsid="00137554" style:font-size-asian="11pt" style:font-size-complex="11pt"/>
    </style:style>
    <style:style style:name="T46" style:family="text">
      <style:text-properties fo:font-variant="normal" fo:text-transform="none" fo:color="#000000" loext:opacity="100%" style:font-name="sans-serif" fo:font-size="11pt" fo:letter-spacing="normal" fo:language="es" fo:country="ES" fo:font-style="normal" fo:font-weight="normal" officeooo:rsid="002ed640" style:font-size-asian="11pt" style:font-size-complex="11pt"/>
    </style:style>
    <style:style style:name="T47" style:family="text">
      <style:text-properties fo:font-variant="normal" fo:text-transform="none" fo:color="#000000" loext:opacity="100%" style:font-name="sans-serif" fo:font-size="11pt" fo:letter-spacing="normal" fo:language="es" fo:country="ES" fo:font-style="normal" fo:font-weight="normal" officeooo:rsid="00446710" style:font-size-asian="11pt" style:font-size-complex="11pt"/>
    </style:style>
    <style:style style:name="T48" style:family="text">
      <style:text-properties fo:font-variant="normal" fo:text-transform="none" fo:color="#000000" loext:opacity="100%" style:font-name="sans-serif" fo:font-size="11pt" fo:letter-spacing="normal" fo:language="es" fo:country="ES" fo:font-style="normal" fo:font-weight="normal" officeooo:rsid="003029fe" style:font-size-asian="11pt" style:font-size-complex="11pt"/>
    </style:style>
    <style:style style:name="T49" style:family="text">
      <style:text-properties fo:font-variant="normal" fo:text-transform="none" fo:color="#000000" loext:opacity="100%" style:font-name="sans-serif" fo:font-size="11pt" fo:letter-spacing="normal" fo:language="es" fo:country="ES" fo:font-style="normal" fo:font-weight="normal" officeooo:rsid="0033777f" style:font-size-asian="11pt" style:font-size-complex="11pt"/>
    </style:style>
    <style:style style:name="T50" style:family="text">
      <style:text-properties fo:font-variant="normal" fo:text-transform="none" fo:color="#000000" loext:opacity="100%" style:font-name="sans-serif" fo:font-size="11pt" fo:letter-spacing="normal" fo:language="es" fo:country="ES" fo:font-style="normal" fo:font-weight="normal" officeooo:rsid="0013791b" style:font-size-asian="11pt" style:font-size-complex="11pt"/>
    </style:style>
    <style:style style:name="T51" style:family="text">
      <style:text-properties fo:font-variant="normal" fo:text-transform="none" fo:color="#000000" loext:opacity="100%" style:font-name="sans-serif" fo:font-size="11pt" fo:letter-spacing="normal" fo:language="es" fo:country="ES" fo:font-style="normal" fo:font-weight="normal" officeooo:rsid="0023031d" style:font-size-asian="11pt" style:font-size-complex="11pt"/>
    </style:style>
    <style:style style:name="T52" style:family="text">
      <style:text-properties fo:font-variant="normal" fo:text-transform="none" fo:color="#000000" loext:opacity="100%" style:font-name="sans-serif" fo:font-size="11pt" fo:letter-spacing="normal" fo:language="es" fo:country="ES" fo:font-style="normal" fo:font-weight="normal" officeooo:rsid="0033f9a4" style:font-size-asian="11pt" style:font-size-complex="11pt"/>
    </style:style>
    <style:style style:name="T53" style:family="text">
      <style:text-properties fo:font-variant="normal" fo:text-transform="none" fo:color="#000000" loext:opacity="100%" style:font-name="sans-serif" fo:font-size="11pt" fo:letter-spacing="normal" fo:language="es" fo:country="ES" fo:font-style="normal" fo:font-weight="normal" officeooo:rsid="0045b247" style:font-size-asian="11pt" style:font-size-complex="11pt"/>
    </style:style>
    <style:style style:name="T54" style:family="text">
      <style:text-properties fo:font-variant="normal" fo:text-transform="none" fo:color="#000000" loext:opacity="100%" style:font-name="sans-serif" fo:font-size="11pt" fo:letter-spacing="normal" fo:language="es" fo:country="ES" fo:font-style="normal" fo:font-weight="normal" officeooo:rsid="00372372" style:font-size-asian="11pt" style:font-size-complex="11pt"/>
    </style:style>
    <style:style style:name="T55" style:family="text">
      <style:text-properties fo:font-variant="normal" fo:text-transform="none" fo:color="#000000" loext:opacity="100%" style:font-name="sans-serif" fo:font-size="11pt" fo:letter-spacing="normal" fo:language="es" fo:country="ES" fo:font-style="normal" fo:font-weight="normal" officeooo:rsid="0014c3dc" style:font-size-asian="11pt" style:font-size-complex="11pt"/>
    </style:style>
    <style:style style:name="T56" style:family="text">
      <style:text-properties fo:font-variant="normal" fo:text-transform="none" fo:color="#000000" loext:opacity="100%" style:font-name="sans-serif" fo:font-size="11pt" fo:letter-spacing="normal" fo:language="es" fo:country="ES" fo:font-style="normal" fo:font-weight="normal" officeooo:rsid="00196662" style:font-size-asian="11pt" style:font-size-complex="11pt"/>
    </style:style>
    <style:style style:name="T57" style:family="text">
      <style:text-properties fo:font-variant="normal" fo:text-transform="none" fo:color="#000000" loext:opacity="100%" style:font-name="sans-serif" fo:font-size="11pt" fo:letter-spacing="normal" fo:language="es" fo:country="ES" fo:font-style="normal" fo:font-weight="normal" officeooo:rsid="0018ed9e" style:font-size-asian="11pt" style:font-size-complex="11pt"/>
    </style:style>
    <style:style style:name="T58" style:family="text">
      <style:text-properties fo:font-variant="normal" fo:text-transform="none" fo:color="#000000" loext:opacity="100%" style:font-name="sans-serif" fo:font-size="11pt" fo:letter-spacing="normal" fo:language="es" fo:country="ES" fo:font-style="normal" fo:font-weight="normal" officeooo:rsid="00178d8d" style:font-size-asian="11pt" style:font-size-complex="11pt"/>
    </style:style>
    <style:style style:name="T59" style:family="text">
      <style:text-properties fo:font-variant="normal" fo:text-transform="none" fo:color="#000000" loext:opacity="100%" style:font-name="sans-serif" fo:font-size="11pt" fo:letter-spacing="normal" fo:language="es" fo:country="ES" fo:font-style="normal" fo:font-weight="normal" officeooo:rsid="0049ee4a" style:font-size-asian="11pt" style:font-size-complex="11pt"/>
    </style:style>
    <style:style style:name="T60" style:family="text">
      <style:text-properties fo:font-variant="normal" fo:text-transform="none" fo:color="#000000" loext:opacity="100%" style:font-name="sans-serif" fo:font-size="11pt" fo:letter-spacing="normal" fo:language="es" fo:country="ES" fo:font-style="normal" fo:font-weight="normal" officeooo:rsid="001adc88" style:font-size-asian="11pt" style:font-size-complex="11pt"/>
    </style:style>
    <style:style style:name="T61" style:family="text">
      <style:text-properties fo:font-variant="normal" fo:text-transform="none" fo:color="#000000" loext:opacity="100%" style:font-name="sans-serif" fo:font-size="11pt" fo:letter-spacing="normal" fo:language="es" fo:country="ES" fo:font-style="normal" fo:font-weight="normal" officeooo:rsid="004aae3a" style:font-size-asian="11pt" style:font-size-complex="11pt"/>
    </style:style>
    <style:style style:name="T62" style:family="text">
      <style:text-properties fo:font-variant="normal" fo:text-transform="none" fo:color="#000000" loext:opacity="100%" style:font-name="sans-serif" fo:font-size="11pt" fo:letter-spacing="normal" fo:language="es" fo:country="ES" fo:font-style="normal" fo:font-weight="normal" officeooo:rsid="001eb944" style:font-size-asian="11pt" style:font-size-complex="11pt"/>
    </style:style>
    <style:style style:name="T63" style:family="text">
      <style:text-properties fo:font-variant="normal" fo:text-transform="none" fo:color="#000000" loext:opacity="100%" style:font-name="sans-serif" fo:font-size="11pt" fo:letter-spacing="normal" fo:language="es" fo:country="ES" fo:font-style="normal" fo:font-weight="normal" officeooo:rsid="001f6ede" style:font-size-asian="11pt" style:font-size-complex="11pt"/>
    </style:style>
    <style:style style:name="T64" style:family="text">
      <style:text-properties fo:font-variant="normal" fo:text-transform="none" fo:color="#000000" loext:opacity="100%" style:font-name="sans-serif" fo:font-size="11pt" fo:letter-spacing="normal" fo:language="es" fo:country="ES" fo:font-style="normal" fo:font-weight="normal" officeooo:rsid="002615c3" style:font-size-asian="11pt" style:font-size-complex="11pt"/>
    </style:style>
    <style:style style:name="T65" style:family="text">
      <style:text-properties fo:font-variant="normal" fo:text-transform="none" fo:color="#000000" loext:opacity="100%" style:font-name="sans-serif" fo:font-size="11pt" fo:letter-spacing="normal" fo:language="es" fo:country="ES" fo:font-style="normal" fo:font-weight="normal" officeooo:rsid="004bfca7" style:font-size-asian="11pt" style:font-size-complex="11pt"/>
    </style:style>
    <style:style style:name="T66" style:family="text">
      <style:text-properties fo:font-variant="normal" fo:text-transform="none" fo:color="#000000" loext:opacity="100%" style:font-name="sans-serif" fo:font-size="11pt" fo:letter-spacing="normal" fo:language="es" fo:country="ES" fo:font-style="normal" fo:font-weight="normal" officeooo:rsid="0021318a" style:font-size-asian="11pt" style:font-size-complex="11pt"/>
    </style:style>
    <style:style style:name="T67" style:family="text">
      <style:text-properties fo:font-variant="normal" fo:text-transform="none" fo:color="#000000" loext:opacity="100%" style:font-name="sans-serif" fo:font-size="11pt" fo:letter-spacing="normal" fo:language="es" fo:country="ES" fo:font-style="normal" fo:font-weight="normal" officeooo:rsid="0023ed03" style:font-size-asian="11pt" style:font-size-complex="11pt"/>
    </style:style>
    <style:style style:name="T68" style:family="text">
      <style:text-properties fo:font-variant="normal" fo:text-transform="none" fo:color="#000000" loext:opacity="100%" style:font-name="sans-serif" fo:font-size="11pt" fo:letter-spacing="normal" fo:language="es" fo:country="ES" fo:font-style="normal" fo:font-weight="normal" officeooo:rsid="004d2ff5" style:font-size-asian="11pt" style:font-size-complex="11pt"/>
    </style:style>
    <style:style style:name="T69" style:family="text">
      <style:text-properties fo:font-variant="normal" fo:text-transform="none" fo:color="#000000" loext:opacity="100%" style:font-name="sans-serif" fo:font-size="11pt" fo:letter-spacing="normal" fo:language="es" fo:country="ES" fo:font-style="normal" fo:font-weight="normal" officeooo:rsid="00502d67" style:font-size-asian="11pt" style:font-size-complex="11pt"/>
    </style:style>
    <style:style style:name="T70" style:family="text">
      <style:text-properties fo:font-variant="normal" fo:text-transform="none" fo:color="#000000" loext:opacity="100%" style:font-name="sans-serif" fo:font-size="11pt" fo:letter-spacing="normal" fo:language="es" fo:country="ES" fo:font-style="normal" fo:font-weight="normal" officeooo:rsid="00572ea0" style:font-size-asian="11pt" style:font-size-complex="11pt"/>
    </style:style>
    <style:style style:name="T71" style:family="text">
      <style:text-properties fo:font-variant="normal" fo:text-transform="none" fo:color="#000000" loext:opacity="100%" style:font-name="sans-serif" fo:font-size="11pt" fo:letter-spacing="normal" fo:language="es" fo:country="ES" fo:font-style="normal" fo:font-weight="normal" officeooo:rsid="006f593a" style:font-size-asian="11pt" style:font-size-complex="11pt"/>
    </style:style>
    <style:style style:name="T72" style:family="text">
      <style:text-properties fo:font-variant="normal" fo:text-transform="none" fo:color="#000000" loext:opacity="100%" style:font-name="sans-serif" fo:font-size="11pt" fo:letter-spacing="normal" fo:language="es" fo:country="ES" fo:font-style="normal" fo:font-weight="normal" officeooo:rsid="0055c33e" style:font-size-asian="11pt" style:font-size-complex="11pt"/>
    </style:style>
    <style:style style:name="T73" style:family="text">
      <style:text-properties fo:font-variant="normal" fo:text-transform="none" fo:color="#000000" loext:opacity="100%" style:font-name="sans-serif" fo:font-size="11pt" fo:letter-spacing="normal" fo:language="es" fo:country="ES" fo:font-style="normal" fo:font-weight="normal" officeooo:rsid="0053fead" style:font-size-asian="11pt" style:font-size-complex="11pt"/>
    </style:style>
    <style:style style:name="T74" style:family="text">
      <style:text-properties fo:font-variant="normal" fo:text-transform="none" fo:color="#000000" loext:opacity="100%" style:font-name="sans-serif" fo:font-size="11pt" fo:letter-spacing="normal" fo:language="es" fo:country="ES" fo:font-style="normal" fo:font-weight="normal" officeooo:rsid="00513e08" style:font-size-asian="11pt" style:font-size-complex="11pt"/>
    </style:style>
    <style:style style:name="T75" style:family="text">
      <style:text-properties fo:font-variant="normal" fo:text-transform="none" fo:color="#000000" loext:opacity="100%" style:font-name="sans-serif" fo:font-size="11pt" fo:letter-spacing="normal" fo:language="es" fo:country="ES" fo:font-style="normal" fo:font-weight="normal" officeooo:rsid="00520d67" style:font-size-asian="11pt" style:font-size-complex="11pt"/>
    </style:style>
    <style:style style:name="T76" style:family="text">
      <style:text-properties fo:font-variant="normal" fo:text-transform="none" fo:color="#000000" loext:opacity="100%" style:font-name="sans-serif" fo:font-size="11pt" fo:letter-spacing="normal" fo:language="es" fo:country="ES" fo:font-style="normal" fo:font-weight="normal" style:font-size-asian="11pt" style:font-weight-asian="normal" style:font-size-complex="11pt" style:font-weight-complex="normal"/>
    </style:style>
    <style:style style:name="T77" style:family="text">
      <style:text-properties fo:font-variant="normal" fo:text-transform="none" fo:color="#000000" loext:opacity="100%" style:font-name="sans-serif" fo:font-size="11pt" fo:letter-spacing="normal" fo:language="es" fo:country="ES" fo:font-style="italic" fo:font-weight="normal" style:font-size-asian="11pt" style:font-style-asian="italic" style:font-size-complex="11pt" style:font-style-complex="italic"/>
    </style:style>
    <style:style style:name="T78" style:family="text">
      <style:text-properties fo:font-variant="normal" fo:text-transform="none" fo:color="#000000" loext:opacity="100%" style:font-name="Courier" fo:letter-spacing="normal" fo:font-style="normal" fo:font-weight="normal" officeooo:rsid="00120be6"/>
    </style:style>
    <style:style style:name="T79" style:family="text">
      <style:text-properties fo:font-variant="normal" fo:text-transform="none" fo:color="#000000" loext:opacity="100%" style:font-name="Courier" fo:letter-spacing="normal" fo:font-style="normal" fo:font-weight="normal" officeooo:rsid="00137554"/>
    </style:style>
    <style:style style:name="T80" style:family="text">
      <style:text-properties fo:font-variant="normal" fo:text-transform="none" fo:color="#000000" loext:opacity="100%" style:font-name="Courier" fo:letter-spacing="normal" fo:font-style="normal" fo:font-weight="normal" officeooo:rsid="00502d67"/>
    </style:style>
    <style:style style:name="T81" style:family="text">
      <style:text-properties fo:font-variant="normal" fo:text-transform="none" fo:color="#000000" loext:opacity="100%" style:font-name="Courier" fo:letter-spacing="normal" fo:font-style="normal" fo:font-weight="normal" officeooo:rsid="0021318a"/>
    </style:style>
    <style:style style:name="T82" style:family="text">
      <style:text-properties fo:font-variant="normal" fo:text-transform="none" fo:color="#000000" loext:opacity="100%" style:font-name="Courier" fo:font-size="11pt" fo:letter-spacing="normal" fo:font-style="normal" fo:font-weight="normal" officeooo:rsid="004e2221" style:font-size-asian="11pt" style:font-size-complex="11pt"/>
    </style:style>
    <style:style style:name="T83" style:family="text">
      <style:text-properties fo:font-variant="normal" fo:text-transform="none" fo:color="#000000" loext:opacity="100%" style:font-name="Courier" fo:font-size="11pt" fo:letter-spacing="normal" fo:font-style="normal" fo:font-weight="normal" officeooo:rsid="00501b77" style:font-size-asian="11pt" style:font-size-complex="11pt"/>
    </style:style>
    <style:style style:name="T84" style:family="text">
      <style:text-properties fo:font-variant="normal" fo:text-transform="none" fo:color="#000000" loext:opacity="100%" style:font-name="Courier" fo:font-size="11pt" fo:letter-spacing="normal" fo:language="es" fo:country="ES" fo:font-style="normal" fo:font-weight="normal" style:font-size-asian="11pt" style:font-size-complex="11pt"/>
    </style:style>
    <style:style style:name="T85" style:family="text">
      <style:text-properties fo:font-variant="normal" fo:text-transform="none" fo:color="#000000" loext:opacity="100%" style:font-name="Courier" fo:font-size="11pt" fo:letter-spacing="normal" fo:language="es" fo:country="ES" fo:font-style="normal" fo:font-weight="normal" officeooo:rsid="000d2128" style:font-size-asian="11pt" style:font-size-complex="11pt"/>
    </style:style>
    <style:style style:name="T86" style:family="text">
      <style:text-properties fo:font-variant="normal" fo:text-transform="none" fo:color="#000000" loext:opacity="100%" style:font-name="Courier" fo:font-size="11pt" fo:letter-spacing="normal" fo:language="es" fo:country="ES" fo:font-style="normal" fo:font-weight="normal" officeooo:rsid="0011ef0d" style:font-size-asian="11pt" style:font-size-complex="11pt"/>
    </style:style>
    <style:style style:name="T87" style:family="text">
      <style:text-properties fo:font-variant="normal" fo:text-transform="none" fo:color="#000000" loext:opacity="100%" style:font-name="Courier" fo:font-size="11pt" fo:letter-spacing="normal" fo:language="es" fo:country="ES" fo:font-style="normal" fo:font-weight="normal" officeooo:rsid="00417ba3" style:font-size-asian="11pt" style:font-size-complex="11pt"/>
    </style:style>
    <style:style style:name="T88" style:family="text">
      <style:text-properties fo:font-variant="normal" fo:text-transform="none" fo:color="#000000" loext:opacity="100%" style:font-name="Courier" fo:font-size="11pt" fo:letter-spacing="normal" fo:language="es" fo:country="ES" fo:font-style="normal" fo:font-weight="normal" officeooo:rsid="002ed640" style:font-size-asian="11pt" style:font-size-complex="11pt"/>
    </style:style>
    <style:style style:name="T89" style:family="text">
      <style:text-properties fo:font-variant="normal" fo:text-transform="none" fo:color="#000000" loext:opacity="100%" style:font-name="Courier" fo:font-size="11pt" fo:letter-spacing="normal" fo:language="es" fo:country="ES" fo:font-style="normal" fo:font-weight="normal" officeooo:rsid="00137554" style:font-size-asian="11pt" style:font-size-complex="11pt"/>
    </style:style>
    <style:style style:name="T90" style:family="text">
      <style:text-properties fo:font-variant="normal" fo:text-transform="none" fo:color="#000000" loext:opacity="100%" style:font-name="Courier" fo:font-size="11pt" fo:letter-spacing="normal" fo:language="es" fo:country="ES" fo:font-style="normal" fo:font-weight="normal" officeooo:rsid="0013791b" style:font-size-asian="11pt" style:font-size-complex="11pt"/>
    </style:style>
    <style:style style:name="T91" style:family="text">
      <style:text-properties fo:font-variant="normal" fo:text-transform="none" fo:color="#000000" loext:opacity="100%" style:font-name="Courier" fo:font-size="11pt" fo:letter-spacing="normal" fo:language="es" fo:country="ES" fo:font-style="normal" fo:font-weight="normal" officeooo:rsid="0014c3dc" style:font-size-asian="11pt" style:font-size-complex="11pt"/>
    </style:style>
    <style:style style:name="T92" style:family="text">
      <style:text-properties fo:font-variant="normal" fo:text-transform="none" fo:color="#000000" loext:opacity="100%" style:font-name="Courier" fo:font-size="11pt" fo:letter-spacing="normal" fo:language="es" fo:country="ES" fo:font-style="normal" fo:font-weight="normal" officeooo:rsid="0018ed9e" style:font-size-asian="11pt" style:font-size-complex="11pt"/>
    </style:style>
    <style:style style:name="T93" style:family="text">
      <style:text-properties fo:font-variant="normal" fo:text-transform="none" fo:color="#000000" loext:opacity="100%" style:font-name="Courier" fo:font-size="11pt" fo:letter-spacing="normal" fo:language="es" fo:country="ES" fo:font-style="normal" fo:font-weight="normal" officeooo:rsid="001eb944" style:font-size-asian="11pt" style:font-size-complex="11pt"/>
    </style:style>
    <style:style style:name="T94" style:family="text">
      <style:text-properties fo:font-variant="normal" fo:text-transform="none" fo:color="#000000" loext:opacity="100%" style:font-name="Courier" fo:font-size="11pt" fo:letter-spacing="normal" fo:language="es" fo:country="ES" fo:font-style="normal" fo:font-weight="normal" officeooo:rsid="001f6ede" style:font-size-asian="11pt" style:font-size-complex="11pt"/>
    </style:style>
    <style:style style:name="T95" style:family="text">
      <style:text-properties fo:font-variant="normal" fo:text-transform="none" fo:color="#000000" loext:opacity="100%" style:font-name="Courier" fo:font-size="11pt" fo:letter-spacing="normal" fo:language="es" fo:country="ES" fo:font-style="normal" fo:font-weight="normal" officeooo:rsid="0021318a" style:font-size-asian="11pt" style:font-size-complex="11pt"/>
    </style:style>
    <style:style style:name="T96" style:family="text">
      <style:text-properties fo:font-variant="normal" fo:text-transform="none" fo:color="#000000" loext:opacity="100%" style:font-name="Courier" fo:font-size="11pt" fo:letter-spacing="normal" fo:language="es" fo:country="ES" fo:font-style="normal" fo:font-weight="normal" officeooo:rsid="00502d67" style:font-size-asian="11pt" style:font-size-complex="11pt"/>
    </style:style>
    <style:style style:name="T97" style:family="text">
      <style:text-properties fo:font-variant="normal" fo:text-transform="none" fo:color="#000000" loext:opacity="100%" style:font-name="Liberation Sans" fo:font-size="11pt" fo:letter-spacing="normal" fo:language="es" fo:country="ES" fo:font-style="normal" fo:font-weight="normal" officeooo:rsid="000d2128" style:font-size-asian="11pt" style:font-size-complex="11pt"/>
    </style:style>
    <style:style style:name="T98" style:family="text">
      <style:text-properties fo:font-variant="normal" fo:text-transform="none" fo:color="#000000" loext:opacity="100%" style:font-name="Liberation Sans" fo:font-size="11pt" fo:letter-spacing="normal" fo:language="es" fo:country="ES" fo:font-style="normal" fo:font-weight="normal" officeooo:rsid="006169be" style:font-size-asian="11pt" style:font-size-complex="11pt"/>
    </style:style>
    <style:style style:name="T99" style:family="text">
      <style:text-properties fo:font-variant="normal" fo:text-transform="none" fo:color="#000000" loext:opacity="100%" style:font-name="Liberation Sans" fo:font-size="11pt" fo:letter-spacing="normal" fo:language="es" fo:country="ES" fo:font-style="normal" fo:font-weight="normal" officeooo:rsid="0063f519" style:font-size-asian="11pt" style:font-size-complex="11pt"/>
    </style:style>
    <style:style style:name="T100" style:family="text">
      <style:text-properties fo:font-variant="normal" fo:text-transform="none" fo:color="#000000" loext:opacity="100%" style:font-name="Liberation Sans" fo:font-size="11pt" fo:letter-spacing="normal" fo:language="es" fo:country="ES" fo:font-style="normal" fo:font-weight="normal" officeooo:rsid="00622c21" style:font-size-asian="11pt" style:font-size-complex="11pt"/>
    </style:style>
    <style:style style:name="T101" style:family="text">
      <style:text-properties fo:font-variant="normal" fo:text-transform="none" fo:color="#000000" loext:opacity="100%" style:font-name="Liberation Sans" fo:font-size="11pt" fo:letter-spacing="normal" fo:language="es" fo:country="ES" fo:font-style="normal" fo:font-weight="normal" officeooo:rsid="002ed640" style:font-size-asian="11pt" style:font-size-complex="11pt"/>
    </style:style>
    <style:style style:name="T102" style:family="text">
      <style:text-properties fo:font-variant="normal" fo:text-transform="none" fo:color="#000000" loext:opacity="100%" style:font-name="Liberation Sans" fo:font-size="11pt" fo:letter-spacing="normal" fo:language="es" fo:country="ES" fo:font-style="normal" fo:font-weight="normal" officeooo:rsid="0014c3dc" style:font-size-asian="11pt" style:font-size-complex="11pt"/>
    </style:style>
    <style:style style:name="T103" style:family="text">
      <style:text-properties fo:font-variant="normal" fo:text-transform="none" fo:color="#000000" loext:opacity="100%" style:font-name="Liberation Sans" fo:font-size="11pt" fo:letter-spacing="normal" fo:language="es" fo:country="ES" fo:font-style="normal" fo:font-weight="normal" officeooo:rsid="0072074c" style:font-size-asian="11pt" style:font-size-complex="11pt"/>
    </style:style>
    <style:style style:name="T104" style:family="text">
      <style:text-properties fo:font-variant="normal" fo:text-transform="none" fo:color="#000000" loext:opacity="100%" style:font-name="Liberation Sans" fo:font-size="11pt" fo:letter-spacing="normal" fo:language="es" fo:country="ES" fo:font-style="normal" fo:font-weight="normal" officeooo:rsid="0072074c" style:font-name-asian="Liberation Mono" style:font-size-asian="11pt" style:font-name-complex="Liberation Mono" style:font-size-complex="11pt"/>
    </style:style>
    <style:style style:name="T105" style:family="text">
      <style:text-properties fo:font-variant="normal" fo:text-transform="none" fo:color="#000000" loext:opacity="100%" style:font-name="Liberation Sans1" fo:letter-spacing="normal" fo:font-style="normal" fo:font-weight="normal" officeooo:rsid="003587f4" style:font-name-asian="Liberation Sans1" style:font-name-complex="Liberation Sans1"/>
    </style:style>
    <style:style style:name="T106" style:family="text">
      <style:text-properties fo:font-variant="normal" fo:text-transform="none" fo:color="#000000" loext:opacity="100%" fo:letter-spacing="normal" fo:font-style="normal" fo:font-weight="normal"/>
    </style:style>
    <style:style style:name="T107" style:family="text">
      <style:text-properties fo:font-variant="normal" fo:text-transform="none" fo:color="#000000" loext:opacity="100%" fo:letter-spacing="normal" fo:font-style="normal" fo:font-weight="normal" officeooo:rsid="00520d67"/>
    </style:style>
    <style:style style:name="T108" style:family="text">
      <style:text-properties fo:font-variant="normal" fo:text-transform="none" fo:color="#000000" loext:opacity="100%" style:font-name="Liberation Mono" fo:letter-spacing="normal" fo:font-style="normal" fo:font-weight="normal" officeooo:rsid="00520d67" style:font-name-asian="Liberation Mono" style:font-name-complex="Liberation Mono"/>
    </style:style>
    <style:style style:name="T109" style:family="text">
      <style:text-properties fo:font-variant="normal" fo:text-transform="none" fo:color="#666666" loext:opacity="100%" style:font-name="Courier" fo:letter-spacing="normal" fo:font-style="normal" fo:font-weight="bold" officeooo:rsid="00120be6" style:font-weight-asian="bold" style:font-weight-complex="bold"/>
    </style:style>
    <style:style style:name="T110" style:family="text">
      <style:text-properties fo:font-variant="normal" fo:text-transform="none" fo:color="#666666" loext:opacity="100%" style:font-name="Courier" fo:font-size="11pt" fo:letter-spacing="normal" fo:font-style="normal" fo:font-weight="bold" officeooo:rsid="004e2221" style:font-size-asian="11pt" style:font-weight-asian="bold" style:font-size-complex="11pt" style:font-weight-complex="bold"/>
    </style:style>
    <style:style style:name="T111" style:family="text">
      <style:text-properties fo:font-variant="normal" fo:text-transform="none" fo:color="#666666" loext:opacity="100%" style:font-name="Courier" fo:font-size="11pt" fo:letter-spacing="normal" fo:language="es" fo:country="ES" fo:font-style="normal" fo:font-weight="bold" officeooo:rsid="0014c3dc" style:font-size-asian="11pt" style:font-weight-asian="bold" style:font-size-complex="11pt" style:font-weight-complex="bold"/>
    </style:style>
    <style:style style:name="T112" style:family="text">
      <style:text-properties fo:font-variant="normal" fo:text-transform="none" fo:color="#666666" loext:opacity="100%" style:font-name="Courier" fo:font-size="11pt" fo:letter-spacing="normal" fo:language="es" fo:country="ES" fo:font-style="normal" fo:font-weight="bold" officeooo:rsid="0018ed9e" style:font-size-asian="11pt" style:font-weight-asian="bold" style:font-size-complex="11pt" style:font-weight-complex="bold"/>
    </style:style>
    <style:style style:name="T113" style:family="text">
      <style:text-properties fo:font-variant="normal" fo:text-transform="none" fo:color="#666666" loext:opacity="100%" style:font-name="Courier" fo:font-size="11pt" fo:letter-spacing="normal" fo:language="es" fo:country="ES" fo:font-style="normal" fo:font-weight="bold" officeooo:rsid="001f6ede" style:font-size-asian="11pt" style:font-weight-asian="bold" style:font-size-complex="11pt" style:font-weight-complex="bold"/>
    </style:style>
    <style:style style:name="T114" style:family="text">
      <style:text-properties fo:font-variant="normal" fo:text-transform="none" fo:color="#666666" loext:opacity="100%" style:font-name="Courier" fo:font-size="11pt" fo:letter-spacing="normal" fo:language="es" fo:country="ES" fo:font-style="normal" fo:font-weight="normal" style:font-size-asian="11pt" style:font-size-complex="11pt"/>
    </style:style>
    <style:style style:name="T115" style:family="text">
      <style:text-properties fo:font-variant="normal" fo:text-transform="none" fo:color="#800080" loext:opacity="100%" style:font-name="sans-serif" fo:font-size="11pt" fo:letter-spacing="normal" fo:language="es" fo:country="ES" fo:font-style="normal" fo:font-weight="normal" style:font-size-asian="11pt" style:font-size-complex="11pt"/>
    </style:style>
    <style:style style:name="T116" style:family="text">
      <style:text-properties fo:font-variant="normal" fo:text-transform="none" fo:color="#800080" loext:opacity="100%" style:font-name="Courier" fo:font-size="11pt" fo:letter-spacing="normal" fo:language="es" fo:country="ES" fo:font-style="normal" fo:font-weight="normal" style:font-size-asian="11pt" style:font-size-complex="11pt"/>
    </style:style>
    <style:style style:name="T117" style:family="text">
      <style:text-properties fo:font-variant="normal" fo:text-transform="none" fo:color="#595959" loext:opacity="100%" style:font-name="sans-serif" fo:letter-spacing="normal" fo:font-style="normal" fo:font-weight="normal"/>
    </style:style>
    <style:style style:name="T118" style:family="text">
      <style:text-properties fo:font-variant="normal" fo:text-transform="none" fo:color="#595959" loext:opacity="100%" style:font-name="sans-serif" fo:letter-spacing="normal" fo:font-style="normal" fo:font-weight="normal" officeooo:rsid="000d2128"/>
    </style:style>
    <style:style style:name="T119" style:family="text">
      <style:text-properties fo:font-variant="normal" fo:text-transform="none" fo:color="#595959" loext:opacity="100%" style:font-name="sans-serif" fo:letter-spacing="normal" fo:font-style="normal" fo:font-weight="normal" officeooo:rsid="00520d67" style:font-name-asian="Songti SC" style:font-weight-asian="bold" style:font-name-complex="Arial Unicode MS" style:font-weight-complex="bold"/>
    </style:style>
    <style:style style:name="T120" style:family="text">
      <style:text-properties fo:font-variant="normal" fo:text-transform="none" fo:color="#2a6099" loext:opacity="100%" style:font-name="Courier" fo:letter-spacing="normal" fo:font-style="normal" style:text-underline-style="solid" style:text-underline-width="auto" style:text-underline-color="font-color" fo:font-weight="normal" officeooo:rsid="00120be6"/>
    </style:style>
    <style:style style:name="T121" style:family="text">
      <style:text-properties fo:font-variant="normal" fo:text-transform="none" fo:color="#2a6099" loext:opacity="100%" style:font-name="Courier" fo:letter-spacing="normal" fo:font-style="normal" style:text-underline-style="solid" style:text-underline-width="auto" style:text-underline-color="font-color" fo:font-weight="normal" officeooo:rsid="00502d67"/>
    </style:style>
    <style:style style:name="T122" style:family="text">
      <style:text-properties fo:font-variant="normal" fo:text-transform="none" fo:color="#2a6099" loext:opacity="100%" style:font-name="Courier" fo:letter-spacing="normal" fo:font-style="normal" style:text-underline-style="solid" style:text-underline-width="auto" style:text-underline-color="font-color" fo:font-weight="normal" officeooo:rsid="0021318a"/>
    </style:style>
    <style:style style:name="T123" style:family="text">
      <style:text-properties fo:font-variant="normal" fo:text-transform="none" fo:color="#2a6099" loext:opacity="100%" style:font-name="Courier" fo:letter-spacing="normal" fo:font-style="normal" fo:font-weight="normal" officeooo:rsid="0021318a"/>
    </style:style>
    <style:style style:name="T124" style:family="text">
      <style:text-properties fo:font-variant="normal" fo:text-transform="none" fo:color="#2a6099" loext:opacity="100%" style:font-name="Courier" fo:font-size="11pt" fo:letter-spacing="normal" fo:language="es" fo:country="ES" fo:font-style="normal" style:text-underline-style="solid" style:text-underline-width="auto" style:text-underline-color="font-color" fo:font-weight="normal" officeooo:rsid="0013791b" style:font-size-asian="11pt" style:font-size-complex="11pt"/>
    </style:style>
    <style:style style:name="T125" style:family="text">
      <style:text-properties fo:font-variant="normal" fo:text-transform="none" fo:color="#2a6099" loext:opacity="100%" style:font-name="Courier" fo:font-size="11pt" fo:letter-spacing="normal" fo:language="es" fo:country="ES" fo:font-style="normal" style:text-underline-style="solid" style:text-underline-width="auto" style:text-underline-color="font-color" fo:font-weight="normal" officeooo:rsid="001eb944" style:font-size-asian="11pt" style:font-size-complex="11pt"/>
    </style:style>
    <style:style style:name="T126" style:family="text">
      <style:text-properties fo:font-variant="normal" fo:text-transform="none" fo:color="#2a6099" loext:opacity="100%" style:font-name="Courier" fo:font-size="11pt" fo:letter-spacing="normal" fo:language="es" fo:country="ES" fo:font-style="normal" style:text-underline-style="solid" style:text-underline-width="auto" style:text-underline-color="font-color" fo:font-weight="normal" officeooo:rsid="001f6ede" style:font-size-asian="11pt" style:font-size-complex="11pt"/>
    </style:style>
    <style:style style:name="T127" style:family="text">
      <style:text-properties fo:font-variant="normal" fo:text-transform="none" fo:color="#2a6099" loext:opacity="100%" style:font-name="sans-serif" fo:font-size="11pt" fo:letter-spacing="normal" fo:language="es" fo:country="ES" fo:font-style="normal" style:text-underline-style="solid" style:text-underline-width="auto" style:text-underline-color="font-color" fo:font-weight="normal" style:font-size-asian="11pt" style:font-size-complex="11pt"/>
    </style:style>
    <style:style style:name="T128" style:family="text">
      <style:text-properties fo:font-variant="normal" fo:text-transform="none" fo:color="#2a6099" loext:opacity="100%" style:font-name="sans-serif" fo:font-size="11pt" fo:letter-spacing="normal" fo:language="es" fo:country="ES" fo:font-style="normal" style:text-underline-style="solid" style:text-underline-width="auto" style:text-underline-color="font-color" fo:font-weight="normal" officeooo:rsid="00520d67" style:font-size-asian="11pt" style:font-size-complex="11pt"/>
    </style:style>
    <style:style style:name="T129" style:family="text">
      <style:text-properties fo:font-variant="normal" fo:text-transform="none" fo:color="#000080" loext:opacity="100%" style:font-name="sans-serif" fo:font-size="11pt" fo:letter-spacing="normal" fo:language="es" fo:country="ES" fo:font-style="normal" style:text-underline-style="solid" style:text-underline-width="auto" style:text-underline-color="font-color" fo:font-weight="normal" officeooo:rsid="0013791b" style:font-size-asian="11pt" style:font-size-complex="11pt"/>
    </style:style>
    <style:style style:name="T130" style:family="text">
      <style:text-properties fo:font-variant="normal" fo:text-transform="none" fo:color="#808080" loext:opacity="100%" style:font-name="Liberation Mono1" fo:font-size="11pt" fo:letter-spacing="normal" fo:language="es" fo:country="ES" fo:font-style="normal" fo:font-weight="bold" officeooo:rsid="000d2128" style:font-size-asian="11pt" style:font-weight-asian="bold" style:font-size-complex="11pt" style:font-weight-complex="bold"/>
    </style:style>
    <style:style style:name="T131" style:family="text">
      <style:text-properties fo:font-variant="normal" fo:text-transform="none" fo:color="#808080" loext:opacity="100%" style:font-name="Liberation Mono1" fo:font-size="11pt" fo:letter-spacing="normal" fo:language="es" fo:country="ES" fo:font-style="normal" fo:font-weight="bold" officeooo:rsid="0064ef72" style:font-size-asian="11pt" style:font-weight-asian="bold" style:font-size-complex="11pt" style:font-weight-complex="bold"/>
    </style:style>
    <style:style style:name="T132" style:family="text">
      <style:text-properties officeooo:rsid="0027330e" style:font-name-asian="sans-serif" style:font-name-complex="sans-serif"/>
    </style:style>
    <style:style style:name="T133" style:family="text">
      <style:text-properties officeooo:rsid="000d2128" style:font-name-asian="sans-serif" style:font-name-complex="sans-serif"/>
    </style:style>
    <style:style style:name="T134" style:family="text">
      <style:text-properties officeooo:rsid="0011939f" style:font-name-asian="sans-serif" style:font-name-complex="sans-serif"/>
    </style:style>
    <style:style style:name="T135" style:family="text">
      <style:text-properties officeooo:rsid="003cdafb" style:font-name-asian="sans-serif" style:font-name-complex="sans-serif"/>
    </style:style>
    <style:style style:name="T136" style:family="text">
      <style:text-properties fo:color="#666666" loext:opacity="100%" style:font-name="Courier" fo:font-size="11pt" fo:language="es" fo:country="ES" officeooo:rsid="00266518" style:font-size-asian="11pt" style:font-size-complex="11pt"/>
    </style:style>
    <style:style style:name="T137" style:family="text">
      <style:text-properties fo:color="#666666" loext:opacity="100%" style:font-name="Courier" fo:font-size="11pt" fo:language="es" fo:country="ES" officeooo:rsid="0027330e" style:font-size-asian="11pt" style:font-size-complex="11pt"/>
    </style:style>
    <style:style style:name="T138" style:family="text">
      <style:text-properties fo:color="#666666" loext:opacity="100%" fo:font-size="10pt" officeooo:rsid="0023031d" style:font-size-asian="10pt" style:font-size-complex="10pt"/>
    </style:style>
    <style:style style:name="T139" style:family="text">
      <style:text-properties officeooo:rsid="000d2128"/>
    </style:style>
    <style:style style:name="T140" style:family="text">
      <style:text-properties style:font-name="Courier" officeooo:rsid="0011939f" style:font-name-asian="sans-serif" style:font-name-complex="sans-serif"/>
    </style:style>
    <style:style style:name="T141" style:family="text">
      <style:text-properties style:font-name="Courier" fo:font-size="11pt" fo:language="es" fo:country="ES" style:font-size-asian="11pt" style:font-size-complex="11pt"/>
    </style:style>
    <style:style style:name="T142" style:family="text">
      <style:text-properties style:font-name="Courier" fo:font-size="11pt" fo:language="es" fo:country="ES" officeooo:rsid="000d2128" style:font-size-asian="11pt" style:font-size-complex="11pt"/>
    </style:style>
    <style:style style:name="T143" style:family="text">
      <style:text-properties style:font-name="Courier" fo:font-size="11pt" fo:language="es" fo:country="ES" officeooo:rsid="0027330e" style:font-size-asian="11pt" style:font-size-complex="11pt"/>
    </style:style>
    <style:style style:name="T144" style:family="text">
      <style:text-properties style:font-name="Courier" fo:font-size="11pt" fo:language="es" fo:country="ES" officeooo:rsid="000d2128" style:font-name-asian="sans-serif" style:font-size-asian="11pt" style:font-name-complex="sans-serif" style:font-size-complex="11pt"/>
    </style:style>
    <style:style style:name="T145" style:family="text">
      <style:text-properties fo:color="#2a6099" loext:opacity="100%" style:font-name="Courier" style:text-underline-style="solid" style:text-underline-width="auto" style:text-underline-color="font-color" officeooo:rsid="0011939f" style:font-name-asian="sans-serif" style:font-name-complex="sans-serif"/>
    </style:style>
    <style:style style:name="T146" style:family="text">
      <style:text-properties fo:color="#2a6099" loext:opacity="100%" style:font-name="Courier" style:text-underline-style="solid" style:text-underline-width="auto" style:text-underline-color="font-color" officeooo:rsid="000d2128" style:font-name-asian="sans-serif" style:font-name-complex="sans-serif"/>
    </style:style>
    <style:style style:name="T147" style:family="text">
      <style:text-properties fo:color="#2a6099" loext:opacity="100%" style:font-name="Courier" fo:font-size="11pt" fo:language="es" fo:country="ES" style:text-underline-style="solid" style:text-underline-width="auto" style:text-underline-color="font-color" officeooo:rsid="000d2128" style:font-name-asian="sans-serif" style:font-size-asian="11pt" style:font-name-complex="sans-serif" style:font-size-complex="11pt"/>
    </style:style>
    <style:style style:name="T148" style:family="text">
      <style:text-properties officeooo:rsid="0011939f"/>
    </style:style>
    <style:style style:name="T149" style:family="text">
      <style:text-properties officeooo:rsid="0011ef0d"/>
    </style:style>
    <style:style style:name="T150" style:family="text">
      <style:text-properties officeooo:rsid="0027330e"/>
    </style:style>
    <style:style style:name="T151" style:family="text">
      <style:text-properties fo:color="#808080" loext:opacity="100%" style:font-name="Courier" fo:font-size="11pt" fo:language="es" fo:country="ES" officeooo:rsid="0027330e" style:font-size-asian="11pt" style:font-size-complex="11pt"/>
    </style:style>
    <style:style style:name="T152" style:family="text">
      <style:text-properties fo:color="#808080" loext:opacity="100%" style:font-name="Liberation Mono1" fo:font-weight="bold" officeooo:rsid="00622c21" style:font-weight-asian="bold" style:font-weight-complex="bold"/>
    </style:style>
    <style:style style:name="T153" style:family="text">
      <style:text-properties style:use-window-font-color="true" loext:opacity="0%" style:font-name="Liberation Sans" style:text-underline-style="none" officeooo:rsid="000d2128" style:font-name-asian="sans-serif" style:font-name-complex="sans-serif"/>
    </style:style>
    <style:style style:name="T154" style:family="text">
      <style:text-properties officeooo:rsid="0029c9d2"/>
    </style:style>
    <style:style style:name="T155" style:family="text">
      <style:text-properties officeooo:rsid="00358736"/>
    </style:style>
    <style:style style:name="T156" style:family="text">
      <style:text-properties officeooo:rsid="00502d67"/>
    </style:style>
    <style:style style:name="T157" style:family="text">
      <style:text-properties officeooo:rsid="00520d67"/>
    </style:style>
    <style:style style:name="T158" style:family="text">
      <style:text-properties fo:font-size="11pt" fo:language="es" fo:country="ES" style:font-size-asian="11pt" style:font-size-complex="11pt"/>
    </style:style>
    <style:style style:name="T159" style:family="text">
      <style:text-properties officeooo:rsid="00622c21"/>
    </style:style>
    <style:style style:name="T160" style:family="text">
      <style:text-properties style:text-line-through-style="none" style:text-line-through-type="none" style:font-name="Liberation Sans" fo:font-size="11pt" fo:language="es" fo:country="ES" style:text-underline-style="none" style:font-size-asian="11pt" style:font-size-complex="11pt"/>
    </style:style>
    <style:style style:name="T161" style:family="text">
      <style:text-properties style:text-line-through-style="none" style:text-line-through-type="none" style:font-name="Liberation Sans" fo:font-size="11pt" fo:language="es" fo:country="ES" style:text-underline-style="none" officeooo:rsid="00622c21" style:font-size-asian="11pt" style:font-size-complex="11pt"/>
    </style:style>
    <style:style style:name="T162" style:family="text">
      <style:text-properties style:text-line-through-style="none" style:text-line-through-type="none" style:font-name="Liberation Sans" fo:font-size="11pt" fo:language="es" fo:country="ES" style:text-underline-style="none" officeooo:rsid="006880c1" style:font-size-asian="11pt" style:font-size-complex="11pt"/>
    </style:style>
    <style:style style:name="T163" style:family="text">
      <style:text-properties style:text-line-through-style="none" style:text-line-through-type="none" style:font-name="Liberation Sans" fo:font-size="11pt" fo:language="es" fo:country="ES" style:text-underline-style="none" officeooo:rsid="0075555d" style:font-size-asian="11pt" style:font-size-complex="11pt"/>
    </style:style>
    <style:style style:name="T164" style:family="text">
      <style:text-properties style:text-line-through-style="none" style:text-line-through-type="none" style:font-name="Liberation Sans" fo:font-size="11pt" fo:language="es" fo:country="ES" style:text-underline-style="none" officeooo:rsid="00622c21" style:font-name-asian="Liberation Mono" style:font-size-asian="11pt" style:font-name-complex="Liberation Mono"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able:table table:name="Table1" table:style-name="Table1">
        <table:table-column table:style-name="Table1.A"/>
        <table:table-column table:style-name="Table1.B"/>
        <table:table-row table:style-name="TableLine140700029445648">
          <table:table-cell table:style-name="Table1.A1" office:value-type="string">
            <text:p text:style-name="P58">DateTimeClasses {base} <text:span text:style-name="T138">ClasesFechaHora</text:span></text:p>
          </table:table-cell>
          <table:table-cell table:style-name="Table1.A1" office:value-type="string">
            <text:p text:style-name="P59">Documentación de R</text:p>
          </table:table-cell>
        </table:table-row>
      </table:table>
      <text:h text:style-name="P41" text:outline-level="2">Clases de fecha-hora <text:span text:style-name="T159">en </text:span><text:span text:style-name="T152">R</text:span></text:h>
      <text:h text:style-name="P52" text:outline-level="3"><text:span text:style-name="T117">Descrip</text:span><text:span text:style-name="T118">c</text:span><text:span text:style-name="T117">ión</text:span></text:h>
      <text:p text:style-name="P19"><text:span text:style-name="T130">R</text:span><text:span text:style-name="T97"> </text:span><text:span text:style-name="T98">cuenta con dos clases </text:span><text:span text:style-name="T99">básicas</text:span><text:span text:style-name="T98"> para representar </text:span><text:span text:style-name="T99">objetos de</text:span><text:span text:style-name="T98"> fecha-hora del calendario: </text:span><text:span text:style-name="Source_20_Text"><text:span text:style-name="T85">"</text:span></text:span><text:span text:style-name="T85">POSIXlt</text:span><text:span text:style-name="Source_20_Text"><text:span text:style-name="T85">"</text:span></text:span><text:span text:style-name="T97"> y </text:span><text:span text:style-name="Source_20_Text"><text:span text:style-name="T85">"</text:span></text:span><text:span text:style-name="T85">POSIXct</text:span><text:span text:style-name="Source_20_Text"><text:span text:style-name="T85">"</text:span></text:span><text:span text:style-name="Source_20_Text"><text:span text:style-name="T97">. </text:span></text:span><text:span text:style-name="Source_20_Text"><text:span text:style-name="T98">Ambas clases heredan características de la clase </text:span></text:span><text:span text:style-name="Source_20_Text"><text:span text:style-name="T104">primitiva</text:span></text:span><text:span text:style-name="Source_20_Text"><text:span text:style-name="T98"> </text:span></text:span><text:span text:style-name="Source_20_Text"><text:span text:style-name="T100">de POSIX </text:span></text:span><text:span text:style-name="Source_20_Text"><text:span text:style-name="T103">para contar el</text:span></text:span><text:span text:style-name="Source_20_Text"><text:span text:style-name="T100"> tiempo</text:span></text:span><text:span text:style-name="Source_20_Text"><text:span text:style-name="T98">, </text:span></text:span><text:span text:style-name="Source_20_Text"><text:span text:style-name="T85">"POSIXt"</text:span></text:span><text:span text:style-name="Source_20_Text"><text:span text:style-name="T100">. </text:span></text:span></text:p>
      <text:p text:style-name="P19"><text:span text:style-name="Source_20_Text"><text:span text:style-name="T100">El tiempo POSIX es un sistema para la d</text:span></text:span><text:span text:style-name="Source_20_Text"><text:span text:style-name="T160">escripción de instantes de </text:span></text:span><text:span text:style-name="Source_20_Text"><text:span text:style-name="T161">tiempo </text:span></text:span><text:span text:style-name="Source_20_Text"><text:span text:style-name="T160">que se define como la cantidad de segundos transcurridos desde l</text:span></text:span><text:span text:style-name="Source_20_Text"><text:span text:style-name="T161">a medianoche </text:span></text:span><text:span text:style-name="Source_20_Text"><text:span text:style-name="T162">(00:00:00) </text:span></text:span><text:span text:style-name="Source_20_Text"><text:span text:style-name="T161">en el huso horario </text:span></text:span><text:span text:style-name="Source_20_Text"><text:span text:style-name="T163">del Tiempo Universal Coordinado</text:span></text:span><text:span text:style-name="Source_20_Text"><text:span text:style-name="T161"> </text:span></text:span><text:span text:style-name="Source_20_Text"><text:span text:style-name="T163">(</text:span></text:span><text:span text:style-name="Source_20_Text"><text:span text:style-name="T161">UTC</text:span></text:span><text:span text:style-name="Source_20_Text"><text:span text:style-name="T163">)</text:span></text:span><text:span text:style-name="Source_20_Text"><text:span text:style-name="T160"> del </text:span></text:span><text:span text:style-name="Source_20_Text"><text:span text:style-name="T161">1° de enero de 1970</text:span></text:span><text:span text:style-name="Source_20_Text"><text:span text:style-name="T160">, sin contar </text:span></text:span><text:span text:style-name="Source_20_Text"><text:span text:style-name="T161">los segundos de ajuste para años bisiestos (también llamados segundos intercalares)</text:span></text:span><text:span text:style-name="Source_20_Text"><text:span text:style-name="T160">. </text:span></text:span></text:p>
      <text:p text:style-name="P19"><text:span text:style-name="Source_20_Text"><text:span text:style-name="T160">E</text:span></text:span><text:span text:style-name="Source_20_Text"><text:span text:style-name="T161">l tiempo POSIX</text:span></text:span><text:span text:style-name="Source_20_Text"><text:span text:style-name="T160"> </text:span></text:span><text:span text:style-name="Source_20_Text"><text:span text:style-name="T164">es usado</text:span></text:span><text:span text:style-name="Source_20_Text"><text:span text:style-name="T160"> no solo en </text:span></text:span><text:span text:style-name="Source_20_Text"><text:span text:style-name="T161">sistemas operativos basados en UNIX, </text:span></text:span><text:span text:style-name="Source_20_Text"><text:span text:style-name="T160">sino también en muchos otros sistemas computacionales. </text:span></text:span><text:span text:style-name="Source_20_Text"><text:span text:style-name="T161">Para mayor información, véase </text:span></text:span><text:bookmark text:name="firstHeading"/><text:a xlink:type="simple" xlink:href="https://es.wikipedia.org/wiki/Tiempo_Unix" text:style-name="Internet_20_link" text:visited-style-name="Visited_20_Internet_20_Link"><text:span text:style-name="Source_20_Text"><text:span text:style-name="T158">Tiempo Unix</text:span></text:span></text:a><text:span text:style-name="Source_20_Text"><text:span text:style-name="T161"> en </text:span></text:span><text:a xlink:type="simple" xlink:href="https://es.wikipedia.org/wiki/Wikipedia:Portada" text:style-name="Internet_20_link" text:visited-style-name="Visited_20_Internet_20_Link"><text:span text:style-name="Source_20_Text"><text:span text:style-name="T158">Wikipedia</text:span></text:span></text:a><text:span text:style-name="Source_20_Text"><text:span text:style-name="T161">.</text:span></text:span></text:p>
      <text:h text:style-name="P34" text:outline-level="3">U<text:span text:style-name="T139">tilización</text:span></text:h>
      <text:p text:style-name="P43">## <text:span text:style-name="T139">Método de S3 para la clase 'POSIXct'</text:span></text:p>
      <text:p text:style-name="P47">print(x, tz = "", usetz = TRUE, max = NULL, ...)</text:p>
      <text:p text:style-name="P29"/>
      <text:p text:style-name="P44">## <text:span text:style-name="T139">Método de S3 para la clase 'POSIXct'</text:span></text:p>
      <text:p text:style-name="P47">summary(obj<text:span text:style-name="T155">eto</text:span>, digits = 15, ...)</text:p>
      <text:p text:style-name="P29"/>
      <text:p text:style-name="P47">ti<text:span text:style-name="T155">empo</text:span> + z</text:p>
      <text:p text:style-name="P47">z + ti<text:span text:style-name="T155">empo</text:span></text:p>
      <text:p text:style-name="P47">ti<text:span text:style-name="T155">empo</text:span> - z</text:p>
      <text:p text:style-name="P45">tie<text:span text:style-name="T155">mpo</text:span>1 lop ti<text:span text:style-name="T155">empo</text:span>2</text:p>
      <text:h text:style-name="P34" text:outline-level="3">Argument<text:span text:style-name="T150">o</text:span>s</text:h>
      <table:table table:name="Table2" table:style-name="Table2">
        <table:table-column table:style-name="Table2.A"/>
        <table:table-column table:style-name="Table2.B"/>
        <table:table-row table:style-name="TableLine140700026873552">
          <table:table-cell table:style-name="Table2.A1" office:value-type="string">
            <text:p text:style-name="Table_20_Contents"><text:span text:style-name="Source_20_Text"><text:span text:style-name="T141">x, object</text:span></text:span></text:p>
            <text:p text:style-name="P53"><text:span text:style-name="Source_20_Text"><text:span text:style-name="T136">x, objeto</text:span></text:span></text:p>
          </table:table-cell>
          <table:table-cell table:style-name="Table2.B1" office:value-type="string">
            <text:p text:style-name="P30"><text:span text:style-name="T7">Un objeto </text:span><text:span text:style-name="T9">para</text:span><text:span text:style-name="T7"> ser m</text:span><text:span text:style-name="T11">ostrado en </text:span><text:span text:style-name="T9">la</text:span><text:span text:style-name="T11"> pantalla </text:span><text:span text:style-name="T7">o </text:span><text:span text:style-name="T9">resumido</text:span><text:span text:style-name="T7"> desde una de las clases de fecha-hora.</text:span></text:p>
          </table:table-cell>
        </table:table-row>
        <table:table-row table:style-name="TableLine140700008169408">
          <table:table-cell table:style-name="Table2.A1" office:value-type="string">
            <text:p text:style-name="Table_20_Contents"><text:span text:style-name="Source_20_Text"><text:span text:style-name="T141">tz, usetz</text:span></text:span></text:p>
            <text:p text:style-name="P53"><text:span text:style-name="Source_20_Text"><text:span text:style-name="T136">hh, usa</text:span></text:span><text:span text:style-name="Source_20_Text"><text:span text:style-name="T137">r</text:span></text:span><text:span text:style-name="Source_20_Text"><text:span text:style-name="T136">hh</text:span></text:span></text:p>
          </table:table-cell>
          <table:table-cell table:style-name="Table2.B1" office:value-type="string">
            <text:p text:style-name="P30"><text:span text:style-name="T7">Para </text:span><text:span text:style-name="T10">modificar el </text:span><text:span text:style-name="T9">atributo de</text:span><text:span text:style-name="T7"> huso horario, pasado a </text:span><text:span text:style-name="T146">format.POSIXct</text:span><text:span text:style-name="T153">.</text:span></text:p>
          </table:table-cell>
        </table:table-row>
        <table:table-row table:style-name="TableLine140700008175168">
          <table:table-cell table:style-name="Table2.A1" office:value-type="string">
            <text:p text:style-name="Table_20_Contents"><text:span text:style-name="Source_20_Text"><text:span text:style-name="T141">max</text:span></text:span></text:p>
            <text:p text:style-name="P55"><text:span text:style-name="Source_20_Text"><text:span text:style-name="T158">max</text:span></text:span></text:p>
          </table:table-cell>
          <table:table-cell table:style-name="Table2.B1" office:value-type="string">
            <text:p text:style-name="P54"><text:span text:style-name="T2">Valor numérico o nulo (</text:span><text:span text:style-name="T144">NULL</text:span><text:span text:style-name="T2">) que especifica el número máximo de entradas q</text:span><text:span text:style-name="T3">ue serán</text:span><text:span text:style-name="T2"> mostradas en </text:span><text:span text:style-name="T3">la</text:span><text:span text:style-name="T2"> pantalla. Cuando el valor es nulo, </text:span><text:span text:style-name="T147">getOption</text:span><text:span text:style-name="T144">(</text:span><text:span text:style-name="Source_20_Text"><text:span text:style-name="T142">"</text:span></text:span><text:span text:style-name="T144">max.print</text:span><text:span text:style-name="Source_20_Text"><text:span text:style-name="T142">"</text:span></text:span><text:span text:style-name="T144">)</text:span><text:span text:style-name="T2"> es utilizado de manera automática.</text:span></text:p>
          </table:table-cell>
        </table:table-row>
        <table:table-row table:style-name="TableLine140700008195648">
          <table:table-cell table:style-name="Table2.A1" office:value-type="string">
            <text:p text:style-name="Table_20_Contents"><text:span text:style-name="Source_20_Text"><text:span text:style-name="T141">digits</text:span></text:span></text:p>
            <text:p text:style-name="P57"><text:span text:style-name="Source_20_Text"><text:span text:style-name="T137">dígitos</text:span></text:span></text:p>
          </table:table-cell>
          <table:table-cell table:style-name="Table2.B1" office:value-type="string">
            <text:p text:style-name="P26"><text:span text:style-name="T7">Número de cifras significativas para los cálculos. Deberá ser lo suficientemente grande como para representar de manera exacta la unidad de tiempo d</text:span><text:span text:style-name="T9">e menor magnitud.</text:span></text:p>
          </table:table-cell>
        </table:table-row>
        <table:table-row table:style-name="TableLine140700008176448">
          <table:table-cell table:style-name="Table2.A1" office:value-type="string">
            <text:p text:style-name="Table_20_Contents"><text:span text:style-name="Source_20_Text"><text:span text:style-name="T141">...</text:span></text:span></text:p>
          </table:table-cell>
          <table:table-cell table:style-name="Table2.B1" office:value-type="string">
            <text:p text:style-name="P30"><text:span text:style-name="T7">Otros argumentos </text:span><text:span text:style-name="T6">para </text:span><text:span text:style-name="T7">p</text:span><text:span text:style-name="T8">asar</text:span><text:span text:style-name="T4">se</text:span><text:span text:style-name="T7"> desde o hacia otros métodos.</text:span></text:p>
          </table:table-cell>
        </table:table-row>
        <table:table-row table:style-name="TableLine140700008345344">
          <table:table-cell table:style-name="Table2.A1" office:value-type="string">
            <text:p text:style-name="Table_20_Contents"><text:span text:style-name="Source_20_Text"><text:span text:style-name="T141">time</text:span></text:span></text:p>
            <text:p text:style-name="P56"><text:span text:style-name="Source_20_Text"><text:span text:style-name="T137">tiempo</text:span></text:span></text:p>
          </table:table-cell>
          <table:table-cell table:style-name="Table2.B1" office:value-type="string">
            <text:p text:style-name="P60"><text:span text:style-name="T135">O</text:span><text:span text:style-name="T133">bjetos de fecha-hora.</text:span></text:p>
          </table:table-cell>
        </table:table-row>
        <table:table-row table:style-name="TableLine140700008180928">
          <table:table-cell table:style-name="Table2.A1" office:value-type="string">
            <text:p text:style-name="Table_20_Contents"><text:span text:style-name="Source_20_Text"><text:span text:style-name="T141">time1, time2</text:span></text:span></text:p>
            <text:p text:style-name="P56"><text:span text:style-name="Source_20_Text"><text:span text:style-name="T151">tiempo1, tiempo2</text:span></text:span></text:p>
          </table:table-cell>
          <table:table-cell table:style-name="Table2.B1" office:value-type="string">
            <text:p text:style-name="P31"><text:span text:style-name="T6">O</text:span><text:span text:style-name="T5">bjetos de fecha-hora o vectores de tipo carácter. Los vectores de tipo </text:span><text:soft-page-break/><text:span text:style-name="T5">carácter son convertidos por </text:span><text:span text:style-name="T145">as.POSIXct</text:span><text:span text:style-name="T5">.</text:span></text:p>
          </table:table-cell>
        </table:table-row>
        <table:table-row table:style-name="TableLine140700008197568">
          <table:table-cell table:style-name="Table2.A1" office:value-type="string">
            <text:p text:style-name="P56"><text:span text:style-name="Source_20_Text"><text:span text:style-name="T143">z</text:span></text:span></text:p>
            <text:p text:style-name="P56"><text:span text:style-name="Source_20_Text"><text:span text:style-name="T151">z</text:span></text:span></text:p>
          </table:table-cell>
          <table:table-cell table:style-name="Table2.B1" office:value-type="string">
            <text:p text:style-name="P61"><text:span text:style-name="T135">U</text:span><text:span text:style-name="T134">n vector numérico </text:span><text:span text:style-name="T132">que representa</text:span><text:span text:style-name="T134"> segundos.</text:span></text:p>
          </table:table-cell>
        </table:table-row>
        <table:table-row table:style-name="TableLine140700008167488">
          <table:table-cell table:style-name="Table2.A1" office:value-type="string">
            <text:p text:style-name="Table_20_Contents"><text:span text:style-name="Source_20_Text"><text:span text:style-name="T141">lop</text:span></text:span></text:p>
            <text:p text:style-name="P56"><text:span text:style-name="Source_20_Text"><text:span text:style-name="T151">operador.logico</text:span></text:span></text:p>
          </table:table-cell>
          <table:table-cell table:style-name="Table2.B1" office:value-type="string">
            <text:p text:style-name="P31"><text:span text:style-name="T4">O</text:span><text:span text:style-name="T5">perador lógico, uno de los siguientes: </text:span><text:span text:style-name="T140">==</text:span><text:span text:style-name="T5">, </text:span><text:span text:style-name="T140">!=</text:span><text:span text:style-name="T5">, </text:span><text:span text:style-name="T140">&lt;</text:span><text:span text:style-name="T5">, </text:span><text:span text:style-name="T140">&lt;=</text:span><text:span text:style-name="T5">, </text:span><text:span text:style-name="T140">&gt;</text:span><text:span text:style-name="T5"> ó </text:span><text:span text:style-name="T140">&gt;=</text:span><text:span text:style-name="T5">.</text:span></text:p>
          </table:table-cell>
        </table:table-row>
      </table:table>
      <text:h text:style-name="P37" text:outline-level="3">Deta<text:span text:style-name="T148">lle</text:span>s</text:h>
      <text:p text:style-name="P11"><text:span text:style-name="T37">En </text:span><text:span text:style-name="T131">R</text:span><text:span text:style-name="T37">, e</text:span><text:span text:style-name="T38">xisten dos clases básicas de </text:span><text:span text:style-name="T39">datos</text:span><text:span text:style-name="T38"> </text:span><text:span text:style-name="T40">fecha-hora. La clase </text:span><text:span text:style-name="Source_20_Text"><text:span text:style-name="T86">"</text:span></text:span><text:span text:style-name="T86">POSIXct</text:span><text:span text:style-name="Source_20_Text"><text:span text:style-name="T40">"</text:span></text:span><text:span text:style-name="T40"> representa el número de segundos (con signo positivo o negativo) desde el inicio de 1970 en el huso horario </text:span><text:span text:style-name="T41">del Tiempo Universal Coordinado</text:span><text:span text:style-name="T40"> </text:span><text:span text:style-name="T41">(</text:span><text:span text:style-name="T40">UTC</text:span><text:span text:style-name="T41">)</text:span><text:span text:style-name="T40"> como un vector numérico. La clase </text:span><text:span text:style-name="Source_20_Text"><text:span text:style-name="T40">"</text:span></text:span><text:span text:style-name="T86">POSIXlt</text:span><text:span text:style-name="Source_20_Text"><text:span text:style-name="T40">"</text:span></text:span><text:span text:style-name="T40"> es una lista de vectore</text:span><text:span text:style-name="T39">s</text:span><text:span text:style-name="T41"> con nombres que</text:span><text:span text:style-name="T40"> representan </text:span><text:span text:style-name="T39">los siguientes</text:span><text:span text:style-name="T40"> </text:span><text:span text:style-name="T39">atributos</text:span><text:span text:style-name="T40">:</text:span></text:p>
      <text:p text:style-name="P1"><text:span text:style-name="Source_20_Text"><text:span text:style-name="T84">sec</text:span></text:span></text:p>
      <text:p text:style-name="P39">0–61: s<text:span text:style-name="T149">egundos</text:span>.</text:p>
      <text:p text:style-name="P7"><text:span text:style-name="Source_20_Text"><text:span text:style-name="T84">min</text:span></text:span></text:p>
      <text:p text:style-name="P39">0–59: minu<text:span text:style-name="T149">tos</text:span>.</text:p>
      <text:p text:style-name="P7"><text:span text:style-name="Source_20_Text"><text:span text:style-name="T84">hour</text:span></text:span></text:p>
      <text:p text:style-name="P39">0–23: ho<text:span text:style-name="T149">ras</text:span>.</text:p>
      <text:p text:style-name="P7"><text:span text:style-name="Source_20_Text"><text:span text:style-name="T84">mday</text:span></text:span></text:p>
      <text:p text:style-name="P27"><text:span text:style-name="T12">1–31: </text:span><text:span text:style-name="T13">día del mes.</text:span></text:p>
      <text:p text:style-name="P7"><text:span text:style-name="Source_20_Text"><text:span text:style-name="T84">mon</text:span></text:span></text:p>
      <text:p text:style-name="P28"><text:span text:style-name="T12">0–11: </text:span><text:span text:style-name="T13">meses después del primer</text:span><text:span text:style-name="T15">o </text:span><text:span text:style-name="T13">del año.</text:span></text:p>
      <text:p text:style-name="P7"><text:span text:style-name="Source_20_Text"><text:span text:style-name="T84">year</text:span></text:span></text:p>
      <text:p text:style-name="P40">años desde 1900.</text:p>
      <text:p text:style-name="P7"><text:span text:style-name="Source_20_Text"><text:span text:style-name="T84">wday</text:span></text:span></text:p>
      <text:p text:style-name="P27"><text:span text:style-name="T12">0–6 </text:span><text:span text:style-name="T13">días de la semana, empezando el domingo.</text:span></text:p>
      <text:p text:style-name="P7"><text:span text:style-name="Source_20_Text"><text:span text:style-name="T84">yday</text:span></text:span></text:p>
      <text:p text:style-name="P27"><text:span text:style-name="T12">0–365: </text:span><text:span text:style-name="T13">día del año.</text:span></text:p>
      <text:p text:style-name="P7"><text:span text:style-name="Source_20_Text"><text:span text:style-name="T84">isdst</text:span></text:span></text:p>
      <text:p text:style-name="P40">Indicador del horario de verano. Positivo si está en vigor, cero si no <text:span text:style-name="T154">lo está</text:span> y negativo si <text:span text:style-name="T154">es</text:span> desconoc<text:span text:style-name="T154">ido</text:span>.</text:p>
      <text:p text:style-name="P7"><text:span text:style-name="Source_20_Text"><text:span text:style-name="T84">zone</text:span></text:span></text:p>
      <text:p text:style-name="P8"><text:soft-page-break/><text:span text:style-name="T40">Opcional. La abreviatura para el huso horario en vigor en ese momento. </text:span><text:span text:style-name="T42">Se </text:span><text:span text:style-name="T43">utilizarán comillas</text:span><text:span text:style-name="T40"> </text:span><text:span text:style-name="T44">(</text:span><text:span text:style-name="Source_20_Text"><text:span text:style-name="T86">""</text:span></text:span><text:span text:style-name="Source_20_Text"><text:span text:style-name="T87">)</text:span></text:span><text:span text:style-name="T40"> si e</text:span><text:span text:style-name="T43">l huso es</text:span><text:span text:style-name="T40"> desconoc</text:span><text:span text:style-name="T42">ido</text:span><text:span text:style-name="T40"> aunque é</text:span><text:span text:style-name="T43">stas</text:span><text:span text:style-name="T40"> también podría</text:span><text:span text:style-name="T43">n</text:span><text:span text:style-name="T40"> significar </text:span><text:span text:style-name="T43">el huso</text:span><text:span text:style-name="T40"> UTC.</text:span></text:p>
      <text:p text:style-name="P7"><text:span text:style-name="Source_20_Text"><text:span text:style-name="T84">gmtoff</text:span></text:span></text:p>
      <text:p text:style-name="P25"><text:span text:style-name="T13">Opcional. La compensación en segundos de</text:span><text:span text:style-name="T21">sde la</text:span><text:span text:style-name="T13"> H</text:span><text:span text:style-name="T20">ora Media de</text:span><text:span text:style-name="T13"> Greenwich </text:span><text:span text:style-name="T20">(GMT)</text:span><text:span text:style-name="T13">. Los valores positivos están </text:span><text:span text:style-name="T22">al </text:span><text:span text:style-name="T23">e</text:span><text:span text:style-name="T22">ste del meridiano. Usualmente </text:span><text:span text:style-name="T24">tendrá </text:span><text:span text:style-name="T22">un valor no disponible </text:span><text:span text:style-name="T78">NA</text:span><text:span text:style-name="T22"> si </text:span><text:span text:style-name="T24">es</text:span><text:span text:style-name="T22"> desconoc</text:span><text:span text:style-name="T24">ida</text:span><text:span text:style-name="T22">, pero </text:span><text:span text:style-name="T24">un cero</text:span><text:span text:style-name="T22"> </text:span><text:span text:style-name="T24">(</text:span><text:span text:style-name="T78">0</text:span><text:span text:style-name="T24">)</text:span><text:span text:style-name="T22"> </text:span><text:span text:style-name="T24">también </text:span><text:span text:style-name="T22">podría significar l</text:span><text:span text:style-name="T24">o mismo</text:span><text:span text:style-name="T22">.</text:span></text:p>
      <text:p text:style-name="P21"><text:span text:style-name="T25">De los once atributos, l</text:span><text:span text:style-name="T22">os últimos dos no están presentes e</text:span><text:span text:style-name="T25">n</text:span><text:span text:style-name="T22"> </text:span><text:span text:style-name="T14">lo</text:span><text:span text:style-name="T25">s tiempos</text:span><text:span text:style-name="T22"> </text:span><text:span text:style-name="T25">del</text:span><text:span text:style-name="T22"> </text:span><text:span text:style-name="T26">huso horario del</text:span><text:span text:style-name="T22"> UTC y </text:span><text:span text:style-name="T14">solo </text:span><text:span text:style-name="T22">estarán disponibles según la plataforma de sistema que se u</text:span><text:span text:style-name="T21">tilice</text:span><text:span text:style-name="T22">. E</text:span><text:span text:style-name="T21">stán</text:span><text:span text:style-name="T22"> permitidos en plataformas basadas en </text:span><text:span text:style-name="T30">BSD orglibc</text:span><text:span text:style-name="T22"> (como Linux y </text:span><text:span text:style-name="T14">m</text:span><text:span text:style-name="T22">acOS) y aquell</text:span><text:span text:style-name="T21">a</text:span><text:span text:style-name="T22">s que usan la implementación </text:span><text:span text:style-name="T78">tzcode</text:span><text:span text:style-name="T22"> integrada con </text:span><text:span text:style-name="T109">R</text:span><text:span text:style-name="T22"> (como Windows). Sin embargo, </text:span><text:span text:style-name="T21">estos atributos </text:span><text:span text:style-name="T22">no necesariamente han sido configurados. Adviértase que la estructura interna de la lista está algo </text:span><text:span text:style-name="T14">oculta</text:span><text:span text:style-name="T22">, ya que varios métodos (incluyendo </text:span><text:span text:style-name="T120">length</text:span><text:span text:style-name="T78">(x), </text:span><text:span text:style-name="T120">print</text:span><text:span text:style-name="T78">() y </text:span><text:span text:style-name="T120">str</text:span><text:span text:style-name="T78">())</text:span><text:span text:style-name="T22"> f</text:span><text:span text:style-name="T15">uncionan</text:span><text:span text:style-name="T22"> para el vector abstracto de fecha-hora así como para “POSIXct”. A partir de </text:span><text:span text:style-name="T109">R</text:span><text:span text:style-name="T78"> 3.5.0</text:span><text:span text:style-name="T22">, es posible extraer y reemplazar componentes individuales vía e</text:span><text:span text:style-name="T26">l operador</text:span><text:span text:style-name="T22"> </text:span><text:span text:style-name="T78">[</text:span><text:span text:style-name="T22"> con dos índices (véanse los ejemplos). Las clases corresponden a las construcciones POSIX/C99 de l</text:span><text:span text:style-name="T15">a</text:span><text:span text:style-name="T22"> ‘</text:span><text:span text:style-name="T14">hora</text:span><text:span text:style-name="T27"> de calendario’ </text:span><text:span text:style-name="T105">—</text:span><text:span text:style-name="T27">el tipo de datos </text:span><text:span text:style-name="T79">time_t</text:span><text:span text:style-name="T105">—</text:span><text:span text:style-name="T27"> y la ‘hora local’ o la hora desglosada </text:span><text:span text:style-name="T105">—</text:span><text:span text:style-name="T27">el tipo de datos </text:span><text:span text:style-name="T79">struct_tm</text:span><text:span text:style-name="T105">—,</text:span><text:span text:style-name="T27"> de los cuales también heredan sus nombres.</text:span></text:p>
      <text:p text:style-name="P9"><text:span text:style-name="Source_20_Text"><text:span text:style-name="T101">La clase</text:span></text:span><text:span text:style-name="Source_20_Text"><text:span text:style-name="T88"> </text:span></text:span><text:span text:style-name="Source_20_Text"><text:span text:style-name="T85">"POSIXct"</text:span></text:span><text:span text:style-name="T45"> es más a</text:span><text:span text:style-name="T46">decuada</text:span><text:span text:style-name="T45"> para u</text:span><text:span text:style-name="T46">tilizarse</text:span><text:span text:style-name="T45"> en estructuras de datos de tipo </text:span><text:span text:style-name="T89">data.frame</text:span><text:span text:style-name="T45">, y </text:span><text:span text:style-name="Source_20_Text"><text:span text:style-name="T85">"POSIXlt"</text:span></text:span><text:span text:style-name="T45"> es más cercana a forma</text:span><text:span text:style-name="T47">s</text:span><text:span text:style-name="T45"> legible</text:span><text:span text:style-name="T47">s</text:span><text:span text:style-name="T45"> p</text:span><text:span text:style-name="T48">a</text:span><text:span text:style-name="T45">r</text:span><text:span text:style-name="T48">a</text:span><text:span text:style-name="T45"> las personas. Ambas clases heredan atributos de la clase virtual </text:span><text:span text:style-name="Source_20_Text"><text:span text:style-name="T85">"</text:span></text:span><text:span text:style-name="T89">POSIXt</text:span><text:span text:style-name="Source_20_Text"><text:span text:style-name="T85">"</text:span></text:span><text:span text:style-name="T45">, la cual es usada para permitir operaciones tales como la sustracción </text:span><text:span text:style-name="T49">entre fechas-hora</text:span><text:span text:style-name="T45"> </text:span><text:span text:style-name="T49">de</text:span><text:span text:style-name="T45"> las dos clases.</text:span></text:p>
      <text:p text:style-name="P10"><text:span text:style-name="T45">Los </text:span><text:span text:style-name="T50">a</text:span><text:span text:style-name="T51">tributos</text:span><text:span text:style-name="T50"> </text:span><text:span text:style-name="T90">wday</text:span><text:span text:style-name="T50"> y </text:span><text:span text:style-name="T90">yday</text:span><text:span text:style-name="T50"> de </text:span><text:span text:style-name="Source_20_Text"><text:span text:style-name="T85">"POSIXlt"</text:span></text:span><text:span text:style-name="T50"> son informativos, y no son utilizados en la conversión a la hora de calendario. Sin embargo, </text:span><text:span text:style-name="T47">el atributo </text:span><text:span text:style-name="T90">isdst</text:span><text:span text:style-name="T50"> es necesario para distinguir </text:span><text:span text:style-name="T47">las</text:span><text:span text:style-name="T50"> horas al final del horario de verano. Típicamente, la 1:00 a.m. </text:span><text:span text:style-name="T51">y</text:span><text:span text:style-name="T50"> las 2:00 a.m. ocurren dos veces, una en el horario de verano y otra en el horario normal. </text:span><text:span text:style-name="T47">Para</text:span><text:span text:style-name="T50"> cualquier otra hora, </text:span><text:span text:style-name="T90">isdst</text:span><text:span text:style-name="T50"> puede ser deduc</text:span><text:span text:style-name="T47">irse</text:span><text:span text:style-name="T50"> a partir de los valores </text:span><text:span text:style-name="T52">de los </text:span><text:span text:style-name="T50">primeros seis </text:span><text:span text:style-name="T52">atributos</text:span><text:span text:style-name="T50">, pero si </text:span><text:span text:style-name="T53">se</text:span><text:span text:style-name="T50"> configura incorrectamente </text:span><text:span text:style-name="T52">su</text:span><text:span text:style-name="T50"> comportamiento depende</text:span><text:span text:style-name="T51">rá</text:span><text:span text:style-name="T50"> de la plataforma de sistema.</text:span></text:p>
      <text:p text:style-name="P12"><text:span text:style-name="T50">Las comparaciones lógicas y algunas operaciones aritméticas están disponibles para ambas clases. Se puede agregar o sustraer un número de segundos de un objeto fecha-hora, pero no se pueden sumar dos objetos de fecha-hora. La sustracción de dos objetos de fecha-hora es equivalente a utilizar </text:span><text:span text:style-name="T124">difftime</text:span><text:span text:style-name="T50">. Considere que, a menos que un huso horario haya sido especificado, los objetos </text:span><text:span text:style-name="Source_20_Text"><text:span text:style-name="T50">"</text:span></text:span><text:span text:style-name="T90">POSIXlt</text:span><text:span text:style-name="Source_20_Text"><text:span text:style-name="T50">"</text:span></text:span><text:span text:style-name="T50"> serán interpretados como parte del huso horario actual para d</text:span><text:span text:style-name="T54">ichas</text:span><text:span text:style-name="T50"> operaciones.</text:span></text:p>
      <text:p text:style-name="P13"><text:span text:style-name="T50">Los objetos </text:span><text:span text:style-name="Source_20_Text"><text:span text:style-name="T50">"</text:span></text:span><text:span text:style-name="T90">POSIXlt</text:span><text:span text:style-name="Source_20_Text"><text:span text:style-name="T50">"</text:span></text:span><text:span text:style-name="T50"> a menudo tendrán un atributo </text:span><text:span text:style-name="T90">“tzone”</text:span><text:span text:style-name="T50">, </text:span><text:span text:style-name="T53">que es </text:span><text:span text:style-name="T50">un vector de caracteres de longitud 3 que devolverá el nombre del huso horario desde la variable de entorno </text:span><text:span text:style-name="T90">TZ</text:span><text:span text:style-name="T50"> y los nombres de husos horarios de la base de datos de nombres </text:span><text:span text:style-name="T53">husos horarios de sistema</text:span><text:span text:style-name="T50"> y </text:span><text:span text:style-name="T53">el nombre </text:span><text:span text:style-name="T50">de</text:span><text:span text:style-name="T53">l</text:span><text:span text:style-name="T50"> huso horario alternativo p</text:span><text:span text:style-name="T53">ara el</text:span><text:span text:style-name="T50"> horario de verano. Algunas veces este </text:span><text:span text:style-name="T53">vector </text:span><text:span text:style-name="T50">podrá ser de longitud uno, devolviendo </text:span><text:span text:style-name="T53">solo </text:span><text:span text:style-name="T50">el nombre del </text:span><text:span text:style-name="T129">huso horario</text:span><text:span text:style-name="T50">.</text:span></text:p>
      <text:p text:style-name="P14"><text:span text:style-name="T50">Los objetos </text:span><text:span text:style-name="Source_20_Text"><text:span text:style-name="T90">"</text:span></text:span><text:span text:style-name="T90">POSIXct</text:span><text:span text:style-name="Source_20_Text"><text:span text:style-name="T90">"</text:span></text:span><text:span text:style-name="T36"> </text:span><text:span text:style-name="T50">podrán tener también un atributo </text:span><text:span text:style-name="Source_20_Text"><text:span text:style-name="T50">"</text:span></text:span><text:span text:style-name="T90">tzone</text:span><text:span text:style-name="Source_20_Text"><text:span text:style-name="T50">"</text:span></text:span><text:span text:style-name="T50">, </text:span><text:span text:style-name="T53">que será </text:span><text:span text:style-name="T50">un vector de caracteres de longitud uno. Si se establece como un valor no vacío, determinará cómo debe convertirse el objeto a </text:span><text:span text:style-name="Source_20_Text"><text:span text:style-name="T90">"</text:span></text:span><text:span text:style-name="T90">POSIXlt</text:span><text:span text:style-name="Source_20_Text"><text:span text:style-name="T90">"</text:span></text:span><text:span text:style-name="T50"> y, en particular, cómo será mostrado en pantalla. Esto es usualmente deseable pero, si </text:span><text:span text:style-name="T53">se </text:span><text:span text:style-name="T50">desea especificar un objeto en un huso horario particular que </text:span><text:span text:style-name="T55">a su vez</text:span><text:span text:style-name="T50"> sea mostrado en el huso horario actual, </text:span><text:span text:style-name="T55">querrá tal vez eliminar el atributo </text:span><text:span text:style-name="Source_20_Text"><text:span text:style-name="T55">"</text:span></text:span><text:span text:style-name="T91">tzone</text:span><text:span text:style-name="Source_20_Text"><text:span text:style-name="T55">"</text:span></text:span><text:span text:style-name="T55"> (por ejemplo, </text:span><text:span text:style-name="T102">con</text:span><text:span text:style-name="T91"> c(x)</text:span><text:span text:style-name="T55">).</text:span></text:p>
      <text:p text:style-name="P15"><text:soft-page-break/><text:span text:style-name="T55">Desafortunadamente, la conversión </text:span><text:span text:style-name="T56">entre clases</text:span><text:span text:style-name="T55"> </text:span><text:span text:style-name="T57">se complica</text:span><text:span text:style-name="T55"> por la operación de los husos horarios y </text:span><text:span text:style-name="T58">por </text:span><text:span text:style-name="T55">los segundos de ajuste. </text:span><text:span text:style-name="T59">D</text:span><text:span text:style-name="T55">e acuerdo </text:span><text:span text:style-name="T56">con </text:span><text:span text:style-name="T55">l</text:span><text:span text:style-name="T56">a</text:span><text:span text:style-name="T55"> versión </text:span><text:span text:style-name="T56">actual</text:span><text:span text:style-name="T55"> de los datos de </text:span><text:span text:style-name="T111">R</text:span><text:span text:style-name="T55">, </text:span><text:span text:style-name="T58">desde 1970 </text:span><text:span text:style-name="T55">ha</text:span><text:span text:style-name="T58">n</text:span><text:span text:style-name="T55"> o</text:span><text:span text:style-name="T58">currido</text:span><text:span text:style-name="T55"> 27 días que </text:span><text:span text:style-name="T56">duraron</text:span><text:span text:style-name="T55"> un segundo adicional (86 400 + 1), </text:span><text:span text:style-name="T58">de los </text:span><text:span text:style-name="T57">cuales</text:span><text:span text:style-name="T58"> el último ocurrió </text:span><text:span text:style-name="T57">el</text:span><text:span text:style-name="T55"> 01 de enero de 2017. L</text:span><text:span text:style-name="T58">as fechas-hora </text:span><text:span text:style-name="T57">de los segundos extra están en el objeto </text:span><text:span text:style-name="T92">.leap.seconds</text:span><text:span text:style-name="T57">. Los detalles </text:span><text:span text:style-name="T56">de la conversión </text:span><text:span text:style-name="T57">están confiados a los servicios del sistema operativo siempre que e</text:span><text:span text:style-name="T56">stos estén disponibles</text:span><text:span text:style-name="T57">. Parece que algunos sistemas </text:span><text:span text:style-name="T60">operativos</text:span><text:span text:style-name="T57"> raros solían usar </text:span><text:span text:style-name="T61">los </text:span><text:span text:style-name="T57">segundos de ajuste, pero todas las plataformas conocidas los ignoran (tal como lo requiere POSIX). Esto es detectado y corregido al momento de compilar, de forma que las fechas-hora </text:span><text:span text:style-name="Source_20_Text"><text:span text:style-name="T57">"</text:span></text:span><text:span text:style-name="T92">POSIXct</text:span><text:span text:style-name="Source_20_Text"><text:span text:style-name="T57">"</text:span></text:span><text:span text:style-name="T57"> usadas por </text:span><text:span text:style-name="T112">R</text:span><text:span text:style-name="T57"> no incluyen los segundos de ajuste </text:span><text:span text:style-name="T61">para</text:span><text:span text:style-name="T57"> ninguna plataforma.</text:span></text:p>
      <text:p text:style-name="P3"><text:span text:style-name="T62">Al utilizar</text:span><text:span text:style-name="T93"> </text:span><text:span text:style-name="T125">c</text:span><text:span text:style-name="T93">() </text:span><text:span text:style-name="T62">sobre objetos </text:span><text:span text:style-name="Source_20_Text"><text:span text:style-name="T93">"</text:span></text:span><text:span text:style-name="T93">POSIXlt</text:span><text:span text:style-name="Source_20_Text"><text:span text:style-name="T93">"</text:span></text:span><text:span text:style-name="T93"> </text:span><text:span text:style-name="T62">estos se convierten al huso horario actual, y sobre </text:span><text:span text:style-name="Source_20_Text"><text:span text:style-name="T93">"</text:span></text:span><text:span text:style-name="T93">POSIXct</text:span><text:span text:style-name="Source_20_Text"><text:span text:style-name="T93">"</text:span></text:span><text:span text:style-name="T62"> los objetos pierden los atributos “</text:span><text:span text:style-name="T93">tzone</text:span><text:span text:style-name="T62">”, incluso si todos están marcados con el mismo huso horario.</text:span></text:p>
      <text:p text:style-name="P15"><text:span text:style-name="T63">Algunas fechas-hora tienen cuestiones específicas. Primero, los ajustes de los segundos son ignorados, y fechas-hora reales tales como </text:span><text:span text:style-name="Source_20_Text"><text:span text:style-name="T63">"</text:span></text:span><text:span text:style-name="T94">2005-12-31 23:59:60</text:span><text:span text:style-name="Source_20_Text"><text:span text:style-name="T63">"</text:span></text:span><text:span text:style-name="T63"> son (probablemente) tratadas como </text:span><text:span text:style-name="T64">si fueran </text:span><text:span text:style-name="T63">el segundo siguiente: </text:span><text:span text:style-name="T94">"2006-01-01 UTC"</text:span><text:span text:style-name="T63">. Sin embargo, nunca serán generadas por </text:span><text:span text:style-name="T94">R</text:span><text:span text:style-name="T63">, y </text:span><text:span text:style-name="T61">no es</text:span><text:span text:style-name="T63"> probable que a</text:span><text:span text:style-name="T61">parezcan</text:span><text:span text:style-name="T63"> cuando se las ingrese. Segundo, en algunos sistemas operativos, existe un problema </text:span><text:span text:style-name="T61">con</text:span><text:span text:style-name="T63"> el estándar </text:span><text:span text:style-name="T94">POSIX/C99</text:span><text:span text:style-name="T63"> con </text:span><text:span text:style-name="T61">la fecha-hora</text:span><text:span text:style-name="T63"> </text:span><text:span text:style-name="Source_20_Text"><text:span text:style-name="T63">"</text:span></text:span><text:span text:style-name="T94">1969-12-31 23:59:59 UTC</text:span><text:span text:style-name="Source_20_Text"><text:span text:style-name="T63">"</text:span></text:span><text:span text:style-name="T63">, que está representada por -1 en la hora de calendario pero también es el valor que sirve para representar los errores en el código. De esta manera, </text:span><text:span text:style-name="T94">as.POSIXct(</text:span><text:span text:style-name="Source_20_Text"><text:span text:style-name="T63">"</text:span></text:span><text:span text:style-name="T94">1969-12-31 23:59:59</text:span><text:span text:style-name="Source_20_Text"><text:span text:style-name="T63">"</text:span></text:span><text:span text:style-name="T94">, format = </text:span><text:span text:style-name="Source_20_Text"><text:span text:style-name="T63">"</text:span></text:span><text:span text:style-name="T94">%Y-%m-%d %H:%M:%S</text:span><text:span text:style-name="Source_20_Text"><text:span text:style-name="T63">"</text:span></text:span><text:span text:style-name="T94">, tz = </text:span><text:span text:style-name="Source_20_Text"><text:span text:style-name="T63">"</text:span></text:span><text:span text:style-name="T94">UTC</text:span><text:span text:style-name="Source_20_Text"><text:span text:style-name="T63">"</text:span></text:span><text:span text:style-name="T94">)</text:span><text:span text:style-name="T63"> podría devolver un valor no disponible </text:span><text:span text:style-name="T94">NA</text:span><text:span text:style-name="T63">, y por lo tanto </text:span><text:span text:style-name="Source_20_Text"><text:span text:style-name="T94">as.POSIXct("1969-12-31 23:59:59", tz = "UTC")</text:span></text:span><text:span text:style-name="Source_20_Text"><text:span text:style-name="T63"> devolverá </text:span></text:span><text:span text:style-name="Source_20_Text"><text:span text:style-name="T94">"1969-12-31 23:59:00"</text:span></text:span><text:span text:style-name="Source_20_Text"><text:span text:style-name="T63">. <text:s/>Otros sistemas operativos (incluyendo el código usado por </text:span></text:span><text:span text:style-name="Source_20_Text"><text:span text:style-name="T113">R</text:span></text:span><text:span text:style-name="Source_20_Text"><text:span text:style-name="T63"> en Windows) reporta</text:span></text:span><text:span text:style-name="Source_20_Text"><text:span text:style-name="T61">n los</text:span></text:span><text:span text:style-name="Source_20_Text"><text:span text:style-name="T63"> errores por separado y, por lo tanto, son capaces de manejar esta fecha-hora como válida.</text:span></text:span></text:p>
      <text:p text:style-name="P4"><text:span text:style-name="T65">L</text:span><text:span text:style-name="T63">os métodos de impresión en pantalla respetan la configuración de </text:span><text:span text:style-name="T126">options</text:span><text:span text:style-name="T94">(</text:span><text:span text:style-name="Source_20_Text"><text:span text:style-name="T94">"</text:span></text:span><text:span text:style-name="T94">max.print</text:span><text:span text:style-name="Source_20_Text"><text:span text:style-name="T94">"</text:span></text:span><text:span text:style-name="T94">)</text:span><text:span text:style-name="T63">.</text:span></text:p>
      <text:p text:style-name="P32">Precisión por segundo</text:p>
      <text:p text:style-name="P17"><text:span text:style-name="T66">Las clases </text:span><text:span text:style-name="Source_20_Text"><text:span text:style-name="T95">"</text:span></text:span><text:span text:style-name="T95">POSIXct</text:span><text:span text:style-name="Source_20_Text"><text:span text:style-name="T95">"</text:span></text:span><text:span text:style-name="T95"> </text:span><text:span text:style-name="T66">y </text:span><text:span text:style-name="Source_20_Text"><text:span text:style-name="T95">"</text:span></text:span><text:span text:style-name="T95">POSIXlt</text:span><text:span text:style-name="Source_20_Text"><text:span text:style-name="T95">"</text:span></text:span><text:span text:style-name="T66"> son capaces de expresar las fracciones de </text:span><text:span text:style-name="T65">los</text:span><text:span text:style-name="T66"> segundo</text:span><text:span text:style-name="T65">s</text:span><text:span text:style-name="T66">. La conversión de fracciones entre dos formas p</text:span><text:span text:style-name="T65">uede</text:span><text:span text:style-name="T66"> no ser exacta, pero tendrá una precisión mayor a los microsegundos.</text:span></text:p>
      <text:p text:style-name="P22"><text:span text:style-name="T19">Los segundos fraccionarios son mostrados sólo si </text:span><text:span text:style-name="T122">options</text:span><text:span text:style-name="T81">(“digits.secs”)</text:span><text:span text:style-name="T19"> ha sido establecido. Para mayor información, véase </text:span><text:span text:style-name="T123">strftime</text:span><text:span text:style-name="T19">. </text:span></text:p>
      <text:p text:style-name="P33">Rangos válidos para las fechas-hora</text:p>
      <text:p text:style-name="P18"><text:span text:style-name="T67">La clase </text:span><text:span text:style-name="Source_20_Text"><text:span text:style-name="T67">"</text:span></text:span><text:span text:style-name="T67">POSIXlt</text:span><text:span text:style-name="Source_20_Text"><text:span text:style-name="T67">"</text:span></text:span><text:span text:style-name="T67"> puede representar un rango amplio de tiempos (hasta </text:span><text:span text:style-name="T68">de</text:span><text:span text:style-name="T67"> miles de millones de años), pero tales </text:span><text:span text:style-name="T68">fechas-hora sólo</text:span><text:span text:style-name="T67"> pueden ser inte</text:span><text:span text:style-name="T68">rpretadas con referencia a un huso horario.</text:span></text:p>
      <text:p text:style-name="P23"><text:span text:style-name="T17">El concepto de huso horario fue adoptado por primera vez en el siglo </text:span><text:span text:style-name="T18">XIX</text:span><text:span text:style-name="T17">, y el calendario Gregoriano fue introducido en 1582 pero no </text:span><text:span text:style-name="T28">se aceptó</text:span><text:span text:style-name="T17"> universalmente sino hasta 1927. Los servicios del sistema operativo </text:span><text:span text:style-name="T28">suponen</text:span><text:span text:style-name="T17"> casi de manera invariable al calendario Gregoriano y podrían asumir también que el primer uso horario que entró en vigor en una ubicación estaba en vigor ya antes de esa fecha. El primer uso horario legislado oficialmente parece haber sido el de Londres, el 01 de diciembre de 1847. Algunos sistemas operativos asumen el uso anterior de la ‘hora local’ basados en la longitud de una ubicación dentro de un huso horario.</text:span></text:p>
      <text:p text:style-name="P49"><text:soft-page-break/><text:span text:style-name="T32">La mayoría de sistemas operativos representan a los tiempos POSIXct como un tipo </text:span><text:span text:style-name="T82">long</text:span><text:span text:style-name="T32"> de </text:span><text:span text:style-name="T110">C</text:span><text:span text:style-name="T32">. Esto significa que en sistemas operativos de 32 bits estos cubren el periodo que va de 1902 a 2031. En todas las plataformas conocidas de 64 bits, y para el código que usamos en Windows de 32 bits, el rango representable de tiempos es de miles de millones de años. </text:span><text:span text:style-name="T33">S</text:span><text:span text:style-name="T32">in embargo, no todos </text:span><text:span text:style-name="T33">los sistemas operativos </text:span><text:span text:style-name="T32">pueden convertir correctamente los tiempos antes de 1902 o después del 2037. Algunos sistemas operativos poco sofisticados utilizaban un tipo de tiempo sin signo y no podían representar fechas previas a 1970.</text:span></text:p>
      <text:p text:style-name="P49"><text:span text:style-name="T32">Donde sea posible, los límites de la plataforma son detectados, y fuera de los límites usamos nuestro propio código de </text:span><text:span text:style-name="T110">C</text:span><text:span text:style-name="T32">. Este usa la compensación del huso horario GMT vigente para 1902 (cuando no había horario de verano) o el predicho para uno de los años entre 2030 y 2037, escogidos de forma que los días de transición al horario de verano sean los domingos, y utiliza el </text:span><text:span text:style-name="T33">huso horario alternativo (horario de verano) solo si </text:span><text:span text:style-name="T83">isdst</text:span><text:span text:style-name="T33"> es positivo o (si </text:span><text:span text:style-name="T83">-1</text:span><text:span text:style-name="T33">) si el horario de verano está previsto para entrar en operación en la década de 2030 en ese día.</text:span></text:p>
      <text:p text:style-name="P38">Adviértase que hay lugares (por ejemplo, Roma) cuya compesación del huso horario del UTC varió en los años previos a 1902. Por lo tanto la compensación para estos lugares será manejada correctamente solo donde el sistema operativo lo permita.</text:p>
      <text:p text:style-name="P50"><text:span text:style-name="T33">No hay razón para suponer que las reglas del horario de verano </text:span><text:span text:style-name="T34">en un país </text:span><text:span text:style-name="T33">serán las mismas en el futuro. </text:span><text:span text:style-name="T35">P</text:span><text:span text:style-name="T34">or ejemplo,</text:span><text:span text:style-name="T33"> los Estados Unidos de América legislaron en 2005 para cambiar sus reglas en 2007, con la posibilidad de revertir estos cambios en el futuro. </text:span><text:span text:style-name="T31">Por </text:span><text:span text:style-name="T34">ello,</text:span><text:span text:style-name="T33"> las conversiones para fechas de más de un año o dos hacia adelante son </text:span><text:span text:style-name="T35">sólo </text:span><text:span text:style-name="T33">especulativas.</text:span></text:p>
      <text:p text:style-name="P36">Advertencia</text:p>
      <text:p text:style-name="P24"><text:span text:style-name="T16">Algunos sistemas basados en Unix (especialmente la familia Linux) no tienen establecida una variable de entorno </text:span><text:span text:style-name="T80">TZ</text:span><text:span text:style-name="T16">. </text:span><text:span text:style-name="T29">S</text:span><text:span text:style-name="T16">in embargo, tienen un código interno que lo espera (como lo establece POSIX). Hemos tratado de controlar esto, pero todavía obtenemos resultados inesperados al tratar de establecer </text:span><text:span text:style-name="T80">TZ</text:span><text:span text:style-name="T16">. Véase </text:span><text:span text:style-name="T121">Sys.timezone</text:span><text:span text:style-name="T16"> para configuraciones válidas.</text:span></text:p>
      <text:p text:style-name="P16"><text:span text:style-name="T69">Se necesita t</text:span><text:span text:style-name="T70">ener</text:span><text:span text:style-name="T69"> mucho cuidado cuando se comparan objetos de la clase </text:span><text:span text:style-name="Source_20_Text"><text:span text:style-name="T96">"POSIXlt"</text:span></text:span><text:span text:style-name="Source_20_Text"><text:span text:style-name="T69">. No solo sus componentes y atributos son opcionales; varios componentes podrían tener valores cuyo significado </text:span></text:span><text:span text:style-name="Source_20_Text"><text:span text:style-name="T71">simplemente</text:span></text:span><text:span text:style-name="Source_20_Text"><text:span text:style-name="T69"> es que ‘no ha sido determinado’ y </text:span></text:span><text:span text:style-name="Source_20_Text"><text:span text:style-name="T70">una</text:span></text:span><text:span text:style-name="Source_20_Text"><text:span text:style-name="T69"> misma hora representada en diferentes husos horarios aparecerá de formas muy diferentes.</text:span></text:span></text:p>
      <text:p text:style-name="P20"><text:span text:style-name="T72">E</text:span><text:span text:style-name="T36">l orden </text:span><text:span text:style-name="T72">actual</text:span><text:span text:style-name="T36"> de la lista de atributos de los objetos </text:span><text:span text:style-name="Source_20_Text"><text:span text:style-name="T84">"POSIXlt" </text:span></text:span><text:span text:style-name="Source_20_Text"><text:span text:style-name="T36">no deberá ser modificado, ya que varios métodos de conversión basados en </text:span></text:span><text:span text:style-name="Source_20_Text"><text:span text:style-name="T114">C</text:span></text:span><text:span text:style-name="Source_20_Text"><text:span text:style-name="T36"> utilizan este orden para ser más eficientes.</text:span></text:span></text:p>
      <text:h text:style-name="P34" text:outline-level="3">Referenc<text:span text:style-name="T156">ias</text:span></text:h>
      <text:p text:style-name="P2"><text:span text:style-name="T36">Ripley, B. D. </text:span><text:span text:style-name="T71">y</text:span><text:span text:style-name="T36"> Hornik, K. (2001). </text:span><text:span text:style-name="T69">“</text:span><text:span text:style-name="T36">Date-time classes”.</text:span><text:span text:style-name="T77"> </text:span><text:span text:style-name="Emphasis"><text:span text:style-name="T77">R News</text:span></text:span><text:span text:style-name="T36">, </text:span><text:span text:style-name="T76">1/2</text:span><text:span text:style-name="T36">, 8–11. </text:span><text:a xlink:type="simple" xlink:href="https://www.r-project.org/doc/Rnews/Rnews_2001-2.pdf" text:style-name="Internet_20_link" text:visited-style-name="Visited_20_Internet_20_Link"><text:span text:style-name="T115">https://www.r-project.org/doc/Rnews/Rnews_2001-2.pdf</text:span></text:a></text:p>
      <text:h text:style-name="P35" text:outline-level="3">Véase también</text:h>
      <text:p text:style-name="P2"><text:a xlink:type="simple" xlink:href="http://127.0.0.1:13384/help/library/base/help/Dates" text:style-name="Internet_20_link" text:visited-style-name="Visited_20_Internet_20_Link"><text:span text:style-name="T116">Dates</text:span></text:a><text:span text:style-name="T36"> </text:span><text:span text:style-name="T69">para fechas sin hora.</text:span></text:p>
      <text:p text:style-name="P2"><text:a xlink:type="simple" xlink:href="http://127.0.0.1:13384/help/library/base/help/as.POSIXct" text:style-name="Internet_20_link" text:visited-style-name="Visited_20_Internet_20_Link"><text:span text:style-name="Source_20_Text"><text:span text:style-name="T116">as.POSIXct</text:span></text:span></text:a><text:span text:style-name="Source_20_Text"><text:span text:style-name="T36"> </text:span></text:span><text:span text:style-name="T69">y </text:span><text:a xlink:type="simple" xlink:href="http://127.0.0.1:13384/help/library/base/help/as.POSIXlt" text:style-name="Internet_20_link" text:visited-style-name="Visited_20_Internet_20_Link"><text:span text:style-name="Source_20_Text"><text:span text:style-name="T116">as.POSIXlt</text:span></text:span></text:a><text:span text:style-name="Source_20_Text"><text:span text:style-name="T36"> </text:span></text:span><text:span text:style-name="T69">para la conversión entre clases.</text:span></text:p>
      <text:p text:style-name="P2"><text:a xlink:type="simple" xlink:href="http://127.0.0.1:13384/help/library/base/help/strptime" text:style-name="Internet_20_link" text:visited-style-name="Visited_20_Internet_20_Link"><text:span text:style-name="Source_20_Text"><text:span text:style-name="T116">strptime</text:span></text:span></text:a><text:span text:style-name="Source_20_Text"><text:span text:style-name="T36"> </text:span></text:span><text:span text:style-name="T71">p</text:span><text:span text:style-name="T69">ara la conversión hacia y desde representaciones de fecha-hora en formato carácter.</text:span></text:p>
      <text:p text:style-name="P5"><text:a xlink:type="simple" xlink:href="http://127.0.0.1:13384/help/library/base/help/Sys.time" text:style-name="Internet_20_link" text:visited-style-name="Visited_20_Internet_20_Link"><text:span text:style-name="Source_20_Text"><text:span text:style-name="T116">Sys.time</text:span></text:span></text:a><text:span text:style-name="T36"> </text:span><text:span text:style-name="T71">p</text:span><text:span text:style-name="T69">ara ver la hora como un objeto </text:span><text:span text:style-name="Source_20_Text"><text:span text:style-name="T69">"POSIXct".</text:span></text:span></text:p>
      <text:p text:style-name="P2"><text:soft-page-break/><text:a xlink:type="simple" xlink:href="http://127.0.0.1:13384/help/library/base/help/difftime" text:style-name="Internet_20_link" text:visited-style-name="Visited_20_Internet_20_Link"><text:span text:style-name="Source_20_Text"><text:span text:style-name="T116">difftime</text:span></text:span></text:a><text:span text:style-name="Source_20_Text"><text:span text:style-name="T36"> </text:span></text:span><text:span text:style-name="T69">para </text:span><text:span text:style-name="T73">calcular </text:span><text:span text:style-name="T69">intervalos de tiempo.</text:span></text:p>
      <text:p text:style-name="P2"><text:a xlink:type="simple" xlink:href="http://127.0.0.1:13384/help/library/base/help/cut.POSIXt" text:style-name="Internet_20_link" text:visited-style-name="Visited_20_Internet_20_Link"><text:span text:style-name="Source_20_Text"><text:span text:style-name="T116">cut.POSIXt</text:span></text:span></text:a><text:span text:style-name="T84">,</text:span><text:span text:style-name="T36"> </text:span><text:a xlink:type="simple" xlink:href="http://127.0.0.1:13384/help/library/base/help/seq.POSIXt" text:style-name="Internet_20_link" text:visited-style-name="Visited_20_Internet_20_Link"><text:span text:style-name="Source_20_Text"><text:span text:style-name="T116">seq.POSIXt</text:span></text:span></text:a><text:span text:style-name="T36">, </text:span><text:a xlink:type="simple" xlink:href="http://127.0.0.1:13384/help/library/base/help/round.POSIXt" text:style-name="Internet_20_link" text:visited-style-name="Visited_20_Internet_20_Link"><text:span text:style-name="Source_20_Text"><text:span text:style-name="T116">round.POSIXt</text:span></text:span></text:a><text:span text:style-name="Source_20_Text"><text:span text:style-name="T36"> </text:span></text:span><text:span text:style-name="T69">y </text:span><text:a xlink:type="simple" xlink:href="http://127.0.0.1:13384/help/library/base/help/trunc.POSIXt" text:style-name="Internet_20_link" text:visited-style-name="Visited_20_Internet_20_Link"><text:span text:style-name="Source_20_Text"><text:span text:style-name="T116">trunc.POSIXt</text:span></text:span></text:a><text:span text:style-name="Source_20_Text"><text:span text:style-name="T36"> </text:span></text:span><text:span text:style-name="T69">para métodos para estas clases.</text:span></text:p>
      <text:p text:style-name="P6"><text:a xlink:type="simple" xlink:href="http://127.0.0.1:13384/help/library/base/help/weekdays" text:style-name="Internet_20_link" text:visited-style-name="Visited_20_Internet_20_Link"><text:span text:style-name="Source_20_Text"><text:span text:style-name="T116">Weekdays</text:span></text:span></text:a><text:span text:style-name="Source_20_Text"><text:span text:style-name="T36"> </text:span></text:span><text:span text:style-name="T69">para funciones </text:span><text:span text:style-name="T74">prácticas</text:span><text:span text:style-name="T69"> de extracción</text:span><text:span text:style-name="T74">.</text:span></text:p>
      <text:h text:style-name="P52" text:outline-level="3"><text:span text:style-name="T117">E</text:span><text:span text:style-name="T119">jemplos</text:span></text:h>
      <text:p text:style-name="P42">(z &lt;- Sys.time()) <text:s text:c="12"/># <text:span text:style-name="T157">la fecha actual</text:span>, <text:span text:style-name="T157">como clase</text:span> "POSIXct"</text:p>
      <text:p text:style-name="P29"/>
      <text:p text:style-name="P29"><text:span text:style-name="T106">Sys.time() - 3600 <text:s text:c="12"/># </text:span><text:span text:style-name="T108">hace una hora</text:span></text:p>
      <text:p text:style-name="P29"/>
      <text:p text:style-name="P29"><text:span text:style-name="T106">as.POSIXlt(Sys.time(), "GMT") # </text:span><text:span text:style-name="T108">la hora actual en</text:span><text:span text:style-name="T106"> GMT</text:span></text:p>
      <text:p text:style-name="P29"><text:span text:style-name="T106">format(.leap.seconds) <text:s text:c="2"/># </text:span><text:span text:style-name="T108">los segundos de ajuste en tu huso horario.</text:span></text:p>
      <text:p text:style-name="P29"><text:span text:style-name="T106">print(.leap.seconds, tz = "PST8PDT") <text:s/># </text:span><text:span text:style-name="T108">y los de Seattle</text:span></text:p>
      <text:p text:style-name="P29"/>
      <text:p text:style-name="P29"/>
      <text:p text:style-name="P47">## <text:span text:style-name="T157">ver la representación *interna* de</text:span> "POSIXlt" :</text:p>
      <text:p text:style-name="P47">leapS &lt;- as.POSIXlt(.leap.seconds)</text:p>
      <text:p text:style-name="P47">names(leapS) ; is.list(leapS)</text:p>
      <text:p text:style-name="P47">## str() "too smart" --&gt; <text:s/>need unclass(.):</text:p>
      <text:p text:style-name="P47">utils::str(unclass(leapS), vec.len = 7)</text:p>
      <text:p text:style-name="P47">## Extracting *single* components of POSIXlt objects:</text:p>
      <text:p text:style-name="P47">leapS[1 : 5, "year"]</text:p>
      <text:p text:style-name="P29"/>
      <text:p text:style-name="P29"><text:span text:style-name="T106">## <text:s/>length(.) &lt;- n <text:s text:c="2"/></text:span><text:span text:style-name="T108">ahora funciona para</text:span><text:span text:style-name="T106"> "POSIXct" </text:span><text:span text:style-name="T107">y</text:span><text:span text:style-name="T106"> "POSIXlt" :</text:span></text:p>
      <text:p text:style-name="P47">for(lpS in list(.leap.seconds, leapS)) {</text:p>
      <text:p text:style-name="P48"><text:s text:c="4"/><text:span text:style-name="T1">ls &lt;- lpS; length(ls) &lt;- 12</text:span></text:p>
      <text:p text:style-name="P48"><text:s text:c="4"/><text:span text:style-name="T1">l2 &lt;- lpS; length(l2) &lt;- 5 + length(lpS)</text:span></text:p>
      <text:p text:style-name="P48"><text:s text:c="4"/><text:span text:style-name="T1">stopifnot(exprs = {</text:span></text:p>
      <text:p text:style-name="P29"><text:span text:style-name="T106">## length(.) &lt;- * </text:span><text:span text:style-name="T107">es</text:span><text:span text:style-name="T106"> compatible </text:span><text:span text:style-name="T107">para</text:span><text:span text:style-name="T106"> </text:span><text:span text:style-name="T108">indizar o realizar subconjuntos</text:span><text:span text:style-name="T106">:</text:span></text:p>
      <text:p text:style-name="P48"><text:s text:c="6"/><text:span text:style-name="T1">identical(ls, lpS[seq_along(ls)])</text:span></text:p>
      <text:p text:style-name="P48"><text:s text:c="6"/><text:span text:style-name="T1">identical(l2, lpS[seq_along(l2)])</text:span></text:p>
      <text:p text:style-name="P48"><text:s text:c="6"/><text:span text:style-name="T1">## has filled with NA's</text:span></text:p>
      <text:p text:style-name="P48"><text:s text:c="6"/><text:span text:style-name="T1">is.na(l2[(length(lpS)+1):length(l2)])</text:span></text:p>
      <text:p text:style-name="P48"><text:s text:c="4"/><text:span text:style-name="T1">})</text:span></text:p>
      <text:p text:style-name="P46">}</text:p>
      <text:p text:style-name="P46">_____________________________________________________________________</text:p>
      <text:p text:style-name="P51"><text:span text:style-name="T36">[</text:span><text:span text:style-name="T75">Paquete </text:span><text:span text:style-name="Emphasis"><text:span text:style-name="T84">base </text:span></text:span><text:span text:style-name="T36">version 3.6.1 </text:span><text:span text:style-name="T127">Í</text:span><text:span text:style-name="T128">ndice</text:span><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svg:font-family="Courier"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11-26T12:39:20.724226685</meta:creation-date>
    <dc:date>2022-01-02T03:54:57.781821796</dc:date>
    <meta:editing-duration>P1DT1H39M26S</meta:editing-duration>
    <meta:editing-cycles>70</meta:editing-cycles>
    <meta:generator>LibreOffice/7.2.4.1$MacOSX_X86_64 LibreOffice_project/27d75539669ac387bb498e35313b970b7fe9c4f9</meta:generator>
    <meta:document-statistic meta:table-count="2" meta:image-count="0" meta:object-count="0" meta:page-count="6" meta:paragraph-count="128" meta:word-count="2228" meta:character-count="13921" meta:non-whitespace-character-count="11756"/>
  </office:meta>
</office:document-meta>
</file>